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text-align="center" fo:break-before="auto" fo:line-height="150%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_4" style:family="text">
      <style:text-properties style:font-name="Times New Roman" style:font-name-asian="Times New Roman" style:font-name-complex="Times New Roman"/>
    </style:style>
    <style:style style:name="T2_5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_4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8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2" style:family="text">
      <style:text-properties style:font-name="Times New Roman" style:font-name-asian="Times New Roman" style:font-name-complex="Times New Roman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7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997cm" fo:margin-left="0cm"/>
    </style:style>
    <style:style style:name="Column1" style:family="table-column">
      <style:table-column-properties style:column-width="4.249cm"/>
    </style:style>
    <style:style style:name="Column2" style:family="table-column">
      <style:table-column-properties style:column-width="4.249cm"/>
    </style:style>
    <style:style style:name="Column3" style:family="table-column">
      <style:table-column-properties style:column-width="4.249cm"/>
    </style:style>
    <style:style style:name="Column4" style:family="table-column">
      <style:table-column-properties style:column-width="4.249cm"/>
    </style:style>
    <style:style style:name="Row1" style:family="table-row"/>
    <style:style style:name="Cell1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P22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>
      <style:text-properties style:font-name="Times New Roman" style:font-name-asian="Times New Roman" style:font-name-complex="Times New Roman"/>
    </style:style>
    <style:style style:name="T23_12" style:family="text">
      <style:text-properties style:font-name="Times New Roman" style:font-name-asian="Times New Roman" style:font-name-complex="Times New Roman"/>
    </style:style>
    <style:style style:name="T23_13" style:family="text">
      <style:text-properties style:font-name="Times New Roman" style:font-name-asian="Times New Roman" style:font-name-complex="Times New Roman"/>
    </style:style>
    <style:style style:name="T23_14" style:family="text">
      <style:text-properties style:font-name="Times New Roman" style:font-name-asian="Times New Roman" style:font-name-complex="Times New Roman"/>
    </style:style>
    <style:style style:name="T23_15" style:family="text">
      <style:text-properties style:font-name="Times New Roman" style:font-name-asian="Times New Roman" style:font-name-complex="Times New Roman"/>
    </style:style>
    <style:style style:name="T23_16" style:family="text">
      <style:text-properties style:font-name="Times New Roman" style:font-name-asian="Times New Roman" style:font-name-complex="Times New Roman"/>
    </style:style>
    <style:style style:name="T23_17" style:family="text">
      <style:text-properties style:font-name="Times New Roman" style:font-name-asian="Times New Roman" style:font-name-complex="Times New Roman"/>
    </style:style>
    <style:style style:name="T23_18" style:family="text">
      <style:text-properties style:font-name="Times New Roman" style:font-name-asian="Times New Roman" style:font-name-complex="Times New Roman"/>
    </style:style>
    <style:style style:name="T23_19" style:family="text">
      <style:text-properties style:font-name="Times New Roman" style:font-name-asian="Times New Roman" style:font-name-complex="Times New Roman"/>
    </style:style>
    <style:style style:name="T23_20" style:family="text">
      <style:text-properties style:font-name="Times New Roman" style:font-name-asian="Times New Roman" style:font-name-complex="Times New Roman"/>
    </style:style>
    <style:style style:name="T23_21" style:family="text">
      <style:text-properties style:font-name="Times New Roman" style:font-name-asian="Times New Roman" style:font-name-complex="Times New Roman"/>
    </style:style>
    <style:style style:name="T23_22" style:family="text">
      <style:text-properties style:font-name="Times New Roman" style:font-name-asian="Times New Roman" style:font-name-complex="Times New Roman"/>
    </style:style>
    <style:style style:name="T23_23" style:family="text">
      <style:text-properties style:font-name="Times New Roman" style:font-name-asian="Times New Roman" style:font-name-complex="Times New Roman"/>
    </style:style>
    <style:style style:name="T23_24" style:family="text">
      <style:text-properties style:font-name="Times New Roman" style:font-name-asian="Times New Roman" style:font-name-complex="Times New Roman"/>
    </style:style>
    <style:style style:name="T23_25" style:family="text">
      <style:text-properties style:font-name="Times New Roman" style:font-name-asian="Times New Roman" style:font-name-complex="Times New Roman"/>
    </style:style>
    <style:style style:name="T23_26" style:family="text">
      <style:text-properties style:font-name="Times New Roman" style:font-name-asian="Times New Roman" style:font-name-complex="Times New Roman"/>
    </style:style>
    <style:style style:name="T23_27" style:family="text">
      <style:text-properties style:font-name="Times New Roman" style:font-name-asian="Times New Roman" style:font-name-complex="Times New Roman"/>
    </style:style>
    <style:style style:name="T23_28" style:family="text">
      <style:text-properties style:font-name="Times New Roman" style:font-name-asian="Times New Roman" style:font-name-complex="Times New Roman"/>
    </style:style>
    <style:style style:name="T23_29" style:family="text">
      <style:text-properties style:font-name="Times New Roman" style:font-name-asian="Times New Roman" style:font-name-complex="Times New Roman"/>
    </style:style>
    <style:style style:name="T23_30" style:family="text">
      <style:text-properties style:font-name="Times New Roman" style:font-name-asian="Times New Roman" style:font-name-complex="Times New Roman"/>
    </style:style>
    <style:style style:name="T23_31" style:family="text">
      <style:text-properties style:font-name="Times New Roman" style:font-name-asian="Times New Roman" style:font-name-complex="Times New Roman"/>
    </style:style>
    <style:style style:name="T23_32" style:family="text">
      <style:text-properties style:font-name="Times New Roman" style:font-name-asian="Times New Roman" style:font-name-complex="Times New Roman"/>
    </style:style>
    <style:style style:name="T23_33" style:family="text">
      <style:text-properties style:font-name="Times New Roman" style:font-name-asian="Times New Roman" style:font-name-complex="Times New Roman"/>
    </style:style>
    <style:style style:name="T23_34" style:family="text">
      <style:text-properties style:font-name="Times New Roman" style:font-name-asian="Times New Roman" style:font-name-complex="Times New Roman"/>
    </style:style>
    <style:style style:name="T23_35" style:family="text">
      <style:text-properties style:font-name="Times New Roman" style:font-name-asian="Times New Roman" style:font-name-complex="Times New Roman"/>
    </style:style>
    <style:style style:name="T23_36" style:family="text">
      <style:text-properties style:font-name="Times New Roman" style:font-name-asian="Times New Roman" style:font-name-complex="Times New Roman"/>
    </style:style>
    <style:style style:name="T23_37" style:family="text">
      <style:text-properties style:font-name="Times New Roman" style:font-name-asian="Times New Roman" style:font-name-complex="Times New Roman"/>
    </style:style>
    <style:style style:name="T23_38" style:family="text">
      <style:text-properties style:font-name="Times New Roman" style:font-name-asian="Times New Roman" style:font-name-complex="Times New Roman"/>
    </style:style>
    <style:style style:name="T23_39" style:family="text">
      <style:text-properties style:font-name="Times New Roman" style:font-name-asian="Times New Roman" style:font-name-complex="Times New Roman"/>
    </style:style>
    <style:style style:name="T23_40" style:family="text">
      <style:text-properties style:font-name="Times New Roman" style:font-name-asian="Times New Roman" style:font-name-complex="Times New Roman"/>
    </style:style>
    <style:style style:name="T23_41" style:family="text">
      <style:text-properties style:font-name="Times New Roman" style:font-name-asian="Times New Roman" style:font-name-complex="Times New Roman"/>
    </style:style>
    <style:style style:name="T23_42" style:family="text">
      <style:text-properties style:font-name="Times New Roman" style:font-name-asian="Times New Roman" style:font-name-complex="Times New Roman"/>
    </style:style>
    <style:style style:name="T23_43" style:family="text">
      <style:text-properties style:font-name="Times New Roman" style:font-name-asian="Times New Roman" style:font-name-complex="Times New Roman"/>
    </style:style>
    <style:style style:name="T23_44" style:family="text">
      <style:text-properties style:font-name="Times New Roman" style:font-name-asian="Times New Roman" style:font-name-complex="Times New Roman"/>
    </style:style>
    <style:style style:name="T23_45" style:family="text">
      <style:text-properties style:font-name="Times New Roman" style:font-name-asian="Times New Roman" style:font-name-complex="Times New Roman"/>
    </style:style>
    <style:style style:name="T23_46" style:family="text">
      <style:text-properties style:font-name="Times New Roman" style:font-name-asian="Times New Roman" style:font-name-complex="Times New Roman"/>
    </style:style>
    <style:style style:name="T23_47" style:family="text">
      <style:text-properties style:font-name="Times New Roman" style:font-name-asian="Times New Roman" style:font-name-complex="Times New Roman"/>
    </style:style>
    <style:style style:name="T23_48" style:family="text">
      <style:text-properties style:font-name="Times New Roman" style:font-name-asian="Times New Roman" style:font-name-complex="Times New Roman"/>
    </style:style>
    <style:style style:name="T23_49" style:family="text">
      <style:text-properties style:font-name="Times New Roman" style:font-name-asian="Times New Roman" style:font-name-complex="Times New Roman"/>
    </style:style>
    <style:style style:name="T23_50" style:family="text">
      <style:text-properties style:font-name="Times New Roman" style:font-name-asian="Times New Roman" style:font-name-complex="Times New Roman"/>
    </style:style>
    <style:style style:name="T23_51" style:family="text">
      <style:text-properties style:font-name="Times New Roman" style:font-name-asian="Times New Roman" style:font-name-complex="Times New Roman"/>
    </style:style>
    <style:style style:name="T23_52" style:family="text">
      <style:text-properties style:font-name="Times New Roman" style:font-name-asian="Times New Roman" style:font-name-complex="Times New Roman"/>
    </style:style>
    <style:style style:name="T23_53" style:family="text">
      <style:text-properties style:font-name="Times New Roman" style:font-name-asian="Times New Roman" style:font-name-complex="Times New Roman"/>
    </style:style>
    <style:style style:name="T23_54" style:family="text">
      <style:text-properties style:font-name="Times New Roman" style:font-name-asian="Times New Roman" style:font-name-complex="Times New Roman"/>
    </style:style>
    <style:style style:name="T23_55" style:family="text">
      <style:text-properties style:font-name="Times New Roman" style:font-name-asian="Times New Roman" style:font-name-complex="Times New Roman"/>
    </style:style>
    <style:style style:name="T23_56" style:family="text">
      <style:text-properties style:font-name="Times New Roman" style:font-name-asian="Times New Roman" style:font-name-complex="Times New Roman"/>
    </style:style>
    <style:style style:name="T23_57" style:family="text">
      <style:text-properties style:font-name="Times New Roman" style:font-name-asian="Times New Roman" style:font-name-complex="Times New Roman"/>
    </style:style>
    <style:style style:name="T23_58" style:family="text">
      <style:text-properties style:font-name="Times New Roman" style:font-name-asian="Times New Roman" style:font-name-complex="Times New Roman"/>
    </style:style>
    <style:style style:name="T23_59" style:family="text">
      <style:text-properties style:font-name="Times New Roman" style:font-name-asian="Times New Roman" style:font-name-complex="Times New Roman"/>
    </style:style>
    <style:style style:name="T23_60" style:family="text">
      <style:text-properties style:font-name="Times New Roman" style:font-name-asian="Times New Roman" style:font-name-complex="Times New Roman"/>
    </style:style>
    <style:style style:name="T23_61" style:family="text">
      <style:text-properties style:font-name="Times New Roman" style:font-name-asian="Times New Roman" style:font-name-complex="Times New Roman"/>
    </style:style>
    <style:style style:name="T23_62" style:family="text">
      <style:text-properties style:font-name="Times New Roman" style:font-name-asian="Times New Roman" style:font-name-complex="Times New Roman"/>
    </style:style>
    <style:style style:name="T23_63" style:family="text">
      <style:text-properties style:font-name="Times New Roman" style:font-name-asian="Times New Roman" style:font-name-complex="Times New Roman"/>
    </style:style>
    <style:style style:name="T23_64" style:family="text">
      <style:text-properties style:font-name="Times New Roman" style:font-name-asian="Times New Roman" style:font-name-complex="Times New Roman"/>
    </style:style>
    <style:style style:name="P24" style:family="paragraph" style:parent-style-name="Heading_20_4">
      <style:paragraph-properties fo:text-align="justify" fo:break-before="auto" fo:line-height="150%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T25_6" style:family="text">
      <style:text-properties style:font-name="Times New Roman" style:font-name-asian="Times New Roman" style:font-name-complex="Times New Roman"/>
    </style:style>
    <style:style style:name="T25_7" style:family="text">
      <style:text-properties style:font-name="Times New Roman" style:font-name-asian="Times New Roman" style:font-name-complex="Times New Roman"/>
    </style:style>
    <style:style style:name="T25_8" style:family="text">
      <style:text-properties style:font-name="Times New Roman" style:font-name-asian="Times New Roman" style:font-name-complex="Times New Roman"/>
    </style:style>
    <style:style style:name="T25_9" style:family="text">
      <style:text-properties style:font-name="Times New Roman" style:font-name-asian="Times New Roman" style:font-name-complex="Times New Roman"/>
    </style:style>
    <style:style style:name="T25_10" style:family="text">
      <style:text-properties style:font-name="Times New Roman" style:font-name-asian="Times New Roman" style:font-name-complex="Times New Roman"/>
    </style:style>
    <style:style style:name="T25_11" style:family="text">
      <style:text-properties style:font-name="Times New Roman" style:font-name-asian="Times New Roman" style:font-name-complex="Times New Roman"/>
    </style:style>
    <style:style style:name="T25_12" style:family="text">
      <style:text-properties style:font-name="Times New Roman" style:font-name-asian="Times New Roman" style:font-name-complex="Times New Roman"/>
    </style:style>
    <style:style style:name="T25_13" style:family="text">
      <style:text-properties style:font-name="Times New Roman" style:font-name-asian="Times New Roman" style:font-name-complex="Times New Roman"/>
    </style:style>
    <style:style style:name="T25_14" style:family="text">
      <style:text-properties style:font-name="Times New Roman" style:font-name-asian="Times New Roman" style:font-name-complex="Times New Roman"/>
    </style:style>
    <style:style style:name="T25_15" style:family="text">
      <style:text-properties style:font-name="Times New Roman" style:font-name-asian="Times New Roman" style:font-name-complex="Times New Roman"/>
    </style:style>
    <style:style style:name="T25_16" style:family="text">
      <style:text-properties style:font-name="Times New Roman" style:font-name-asian="Times New Roman" style:font-name-complex="Times New Roman"/>
    </style:style>
    <style:style style:name="T25_17" style:family="text">
      <style:text-properties style:font-name="Times New Roman" style:font-name-asian="Times New Roman" style:font-name-complex="Times New Roman"/>
    </style:style>
    <style:style style:name="T25_18" style:family="text">
      <style:text-properties style:font-name="Times New Roman" style:font-name-asian="Times New Roman" style:font-name-complex="Times New Roman"/>
    </style:style>
    <style:style style:name="T25_19" style:family="text">
      <style:text-properties style:font-name="Times New Roman" style:font-name-asian="Times New Roman" style:font-name-complex="Times New Roman"/>
    </style:style>
    <style:style style:name="T25_20" style:family="text">
      <style:text-properties style:font-name="Times New Roman" style:font-name-asian="Times New Roman" style:font-name-complex="Times New Roman"/>
    </style:style>
    <style:style style:name="T25_21" style:family="text">
      <style:text-properties style:font-name="Times New Roman" style:font-name-asian="Times New Roman" style:font-name-complex="Times New Roman"/>
    </style:style>
    <style:style style:name="T25_22" style:family="text">
      <style:text-properties style:font-name="Times New Roman" style:font-name-asian="Times New Roman" style:font-name-complex="Times New Roman"/>
    </style:style>
    <style:style style:name="T25_23" style:family="text">
      <style:text-properties style:font-name="Times New Roman" style:font-name-asian="Times New Roman" style:font-name-complex="Times New Roman"/>
    </style:style>
    <style:style style:name="T25_24" style:family="text">
      <style:text-properties style:font-name="Times New Roman" style:font-name-asian="Times New Roman" style:font-name-complex="Times New Roman"/>
    </style:style>
    <style:style style:name="T25_25" style:family="text">
      <style:text-properties style:font-name="Times New Roman" style:font-name-asian="Times New Roman" style:font-name-complex="Times New Roman"/>
    </style:style>
    <style:style style:name="T25_26" style:family="text">
      <style:text-properties style:font-name="Times New Roman" style:font-name-asian="Times New Roman" style:font-name-complex="Times New Roman"/>
    </style:style>
    <style:style style:name="T25_27" style:family="text">
      <style:text-properties style:font-name="Times New Roman" style:font-name-asian="Times New Roman" style:font-name-complex="Times New Roman"/>
    </style:style>
    <style:style style:name="T25_28" style:family="text">
      <style:text-properties style:font-name="Times New Roman" style:font-name-asian="Times New Roman" style:font-name-complex="Times New Roman"/>
    </style:style>
    <style:style style:name="T25_29" style:family="text">
      <style:text-properties style:font-name="Times New Roman" style:font-name-asian="Times New Roman" style:font-name-complex="Times New Roman"/>
    </style:style>
    <style:style style:name="T25_30" style:family="text">
      <style:text-properties style:font-name="Times New Roman" style:font-name-asian="Times New Roman" style:font-name-complex="Times New Roman"/>
    </style:style>
    <style:style style:name="T25_31" style:family="text">
      <style:text-properties style:font-name="Times New Roman" style:font-name-asian="Times New Roman" style:font-name-complex="Times New Roman"/>
    </style:style>
    <style:style style:name="T25_32" style:family="text">
      <style:text-properties style:font-name="Times New Roman" style:font-name-asian="Times New Roman" style:font-name-complex="Times New Roman"/>
    </style:style>
    <style:style style:name="T25_33" style:family="text">
      <style:text-properties style:font-name="Times New Roman" style:font-name-asian="Times New Roman" style:font-name-complex="Times New Roman"/>
    </style:style>
    <style:style style:name="T25_34" style:family="text">
      <style:text-properties style:font-name="Times New Roman" style:font-name-asian="Times New Roman" style:font-name-complex="Times New Roman"/>
    </style:style>
    <style:style style:name="T25_35" style:family="text">
      <style:text-properties style:font-name="Times New Roman" style:font-name-asian="Times New Roman" style:font-name-complex="Times New Roman"/>
    </style:style>
    <style:style style:name="T25_36" style:family="text">
      <style:text-properties style:font-name="Times New Roman" style:font-name-asian="Times New Roman" style:font-name-complex="Times New Roman"/>
    </style:style>
    <style:style style:name="T25_37" style:family="text">
      <style:text-properties style:font-name="Times New Roman" style:font-name-asian="Times New Roman" style:font-name-complex="Times New Roman"/>
    </style:style>
    <style:style style:name="T25_38" style:family="text">
      <style:text-properties style:font-name="Times New Roman" style:font-name-asian="Times New Roman" style:font-name-complex="Times New Roman"/>
    </style:style>
    <style:style style:name="T25_39" style:family="text">
      <style:text-properties style:font-name="Times New Roman" style:font-name-asian="Times New Roman" style:font-name-complex="Times New Roman"/>
    </style:style>
    <style:style style:name="T25_40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T26_2" style:family="text">
      <style:text-properties style:font-name="Times New Roman" style:font-name-asian="Times New Roman" style:font-name-complex="Times New Roman"/>
    </style:style>
    <style:style style:name="T26_3" style:family="text">
      <style:text-properties style:font-name="Times New Roman" style:font-name-asian="Times New Roman" style:font-name-complex="Times New Roman"/>
    </style:style>
    <style:style style:name="T26_4" style:family="text">
      <style:text-properties style:font-name="Times New Roman" style:font-name-asian="Times New Roman" style:font-name-complex="Times New Roman"/>
    </style:style>
    <style:style style:name="T26_5" style:family="text">
      <style:text-properties style:font-name="Times New Roman" style:font-name-asian="Times New Roman" style:font-name-complex="Times New Roman"/>
    </style:style>
    <style:style style:name="T26_6" style:family="text">
      <style:text-properties style:font-name="Times New Roman" style:font-name-asian="Times New Roman" style:font-name-complex="Times New Roman"/>
    </style:style>
    <style:style style:name="T26_7" style:family="text">
      <style:text-properties style:font-name="Times New Roman" style:font-name-asian="Times New Roman" style:font-name-complex="Times New Roman"/>
    </style:style>
    <style:style style:name="T26_8" style:family="text">
      <style:text-properties style:font-name="Times New Roman" style:font-name-asian="Times New Roman" style:font-name-complex="Times New Roman"/>
    </style:style>
    <style:style style:name="T26_9" style:family="text">
      <style:text-properties style:font-name="Times New Roman" style:font-name-asian="Times New Roman" style:font-name-complex="Times New Roman"/>
    </style:style>
    <style:style style:name="T26_10" style:family="text">
      <style:text-properties style:font-name="Times New Roman" style:font-name-asian="Times New Roman" style:font-name-complex="Times New Roman"/>
    </style:style>
    <style:style style:name="T26_11" style:family="text">
      <style:text-properties style:font-name="Times New Roman" style:font-name-asian="Times New Roman" style:font-name-complex="Times New Roman"/>
    </style:style>
    <style:style style:name="T26_12" style:family="text">
      <style:text-properties style:font-name="Times New Roman" style:font-name-asian="Times New Roman" style:font-name-complex="Times New Roman"/>
    </style:style>
    <style:style style:name="T26_13" style:family="text">
      <style:text-properties style:font-name="Times New Roman" style:font-name-asian="Times New Roman" style:font-name-complex="Times New Roman"/>
    </style:style>
    <style:style style:name="T26_14" style:family="text">
      <style:text-properties style:font-name="Times New Roman" style:font-name-asian="Times New Roman" style:font-name-complex="Times New Roman"/>
    </style:style>
    <style:style style:name="T26_15" style:family="text">
      <style:text-properties style:font-name="Times New Roman" style:font-name-asian="Times New Roman" style:font-name-complex="Times New Roman"/>
    </style:style>
    <style:style style:name="T26_16" style:family="text">
      <style:text-properties style:font-name="Times New Roman" style:font-name-asian="Times New Roman" style:font-name-complex="Times New Roman"/>
    </style:style>
    <style:style style:name="T26_17" style:family="text">
      <style:text-properties style:font-name="Times New Roman" style:font-name-asian="Times New Roman" style:font-name-complex="Times New Roman"/>
    </style:style>
    <style:style style:name="T26_18" style:family="text">
      <style:text-properties style:font-name="Times New Roman" style:font-name-asian="Times New Roman" style:font-name-complex="Times New Roman"/>
    </style:style>
    <style:style style:name="T26_19" style:family="text">
      <style:text-properties style:font-name="Times New Roman" style:font-name-asian="Times New Roman" style:font-name-complex="Times New Roman"/>
    </style:style>
    <style:style style:name="T26_20" style:family="text">
      <style:text-properties style:font-name="Times New Roman" style:font-name-asian="Times New Roman" style:font-name-complex="Times New Roman"/>
    </style:style>
    <style:style style:name="T26_21" style:family="text">
      <style:text-properties style:font-name="Times New Roman" style:font-name-asian="Times New Roman" style:font-name-complex="Times New Roman"/>
    </style:style>
    <style:style style:name="T26_22" style:family="text">
      <style:text-properties style:font-name="Times New Roman" style:font-name-asian="Times New Roman" style:font-name-complex="Times New Roman"/>
    </style:style>
    <style:style style:name="T26_23" style:family="text">
      <style:text-properties style:font-name="Times New Roman" style:font-name-asian="Times New Roman" style:font-name-complex="Times New Roman"/>
    </style:style>
    <style:style style:name="T26_24" style:family="text">
      <style:text-properties style:font-name="Times New Roman" style:font-name-asian="Times New Roman" style:font-name-complex="Times New Roman"/>
    </style:style>
    <style:style style:name="T26_25" style:family="text">
      <style:text-properties style:font-name="Times New Roman" style:font-name-asian="Times New Roman" style:font-name-complex="Times New Roman"/>
    </style:style>
    <style:style style:name="T26_26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line-height="150%" fo:margin-top="0cm" style:writing-mode="lr-tb"/>
    </style:style>
    <style:style style:name="T27_1" style:family="text">
      <style:text-properties style:font-name="Times New Roman" style:font-name-asian="Times New Roman" style:font-name-complex="Times New Roman"/>
    </style:style>
    <style:style style:name="T27_2" style:family="text">
      <style:text-properties style:font-name="Times New Roman" style:font-name-asian="Times New Roman" style:font-name-complex="Times New Roman"/>
    </style:style>
    <style:style style:name="T27_3" style:family="text">
      <style:text-properties style:font-name="Times New Roman" style:font-name-asian="Times New Roman" style:font-name-complex="Times New Roman"/>
    </style:style>
    <style:style style:name="T27_4" style:family="text">
      <style:text-properties style:font-name="Times New Roman" style:font-name-asian="Times New Roman" style:font-name-complex="Times New Roman"/>
    </style:style>
    <style:style style:name="T27_5" style:family="text">
      <style:text-properties style:font-name="Times New Roman" style:font-name-asian="Times New Roman" style:font-name-complex="Times New Roman"/>
    </style:style>
    <style:style style:name="T27_6" style:family="text">
      <style:text-properties style:font-name="Times New Roman" style:font-name-asian="Times New Roman" style:font-name-complex="Times New Roman"/>
    </style:style>
    <style:style style:name="T27_7" style:family="text">
      <style:text-properties style:font-name="Times New Roman" style:font-name-asian="Times New Roman" style:font-name-complex="Times New Roman"/>
    </style:style>
    <style:style style:name="T27_8" style:family="text">
      <style:text-properties style:font-name="Times New Roman" style:font-name-asian="Times New Roman" style:font-name-complex="Times New Roman"/>
    </style:style>
    <style:style style:name="T27_9" style:family="text">
      <style:text-properties style:font-name="Times New Roman" style:font-name-asian="Times New Roman" style:font-name-complex="Times New Roman"/>
    </style:style>
    <style:style style:name="T27_10" style:family="text">
      <style:text-properties style:font-name="Times New Roman" style:font-name-asian="Times New Roman" style:font-name-complex="Times New Roman"/>
    </style:style>
    <style:style style:name="T27_11" style:family="text">
      <style:text-properties style:font-name="Times New Roman" style:font-name-asian="Times New Roman" style:font-name-complex="Times New Roman"/>
    </style:style>
    <style:style style:name="T27_12" style:family="text">
      <style:text-properties style:font-name="Times New Roman" style:font-name-asian="Times New Roman" style:font-name-complex="Times New Roman"/>
    </style:style>
    <style:style style:name="T27_13" style:family="text">
      <style:text-properties style:font-name="Times New Roman" style:font-name-asian="Times New Roman" style:font-name-complex="Times New Roman"/>
    </style:style>
    <style:style style:name="T27_14" style:family="text">
      <style:text-properties style:font-name="Times New Roman" style:font-name-asian="Times New Roman" style:font-name-complex="Times New Roman"/>
    </style:style>
    <style:style style:name="T27_15" style:family="text">
      <style:text-properties style:font-name="Times New Roman" style:font-name-asian="Times New Roman" style:font-name-complex="Times New Roman"/>
    </style:style>
    <style:style style:name="T27_16" style:family="text">
      <style:text-properties style:font-name="Times New Roman" style:font-name-asian="Times New Roman" style:font-name-complex="Times New Roman"/>
    </style:style>
    <style:style style:name="T27_17" style:family="text">
      <style:text-properties style:font-name="Times New Roman" style:font-name-asian="Times New Roman" style:font-name-complex="Times New Roman"/>
    </style:style>
    <style:style style:name="T27_18" style:family="text">
      <style:text-properties style:font-name="Times New Roman" style:font-name-asian="Times New Roman" style:font-name-complex="Times New Roman"/>
    </style:style>
    <style:style style:name="T27_19" style:family="text">
      <style:text-properties style:font-name="Times New Roman" style:font-name-asian="Times New Roman" style:font-name-complex="Times New Roman"/>
    </style:style>
    <style:style style:name="T27_20" style:family="text"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text-align="justify" fo:break-before="auto" fo:line-height="150%" fo:margin-top="0cm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T28_21" style:family="text">
      <style:text-properties style:font-name="Times New Roman" style:font-name-asian="Times New Roman" style:font-name-complex="Times New Roman"/>
    </style:style>
    <style:style style:name="T28_22" style:family="text">
      <style:text-properties style:font-name="Times New Roman" style:font-name-asian="Times New Roman" style:font-name-complex="Times New Roman"/>
    </style:style>
    <style:style style:name="T28_23" style:family="text">
      <style:text-properties style:font-name="Times New Roman" style:font-name-asian="Times New Roman" style:font-name-complex="Times New Roman"/>
    </style:style>
    <style:style style:name="T28_24" style:family="text">
      <style:text-properties style:font-name="Times New Roman" style:font-name-asian="Times New Roman" style:font-name-complex="Times New Roman"/>
    </style:style>
    <style:style style:name="T28_25" style:family="text">
      <style:text-properties style:font-name="Times New Roman" style:font-name-asian="Times New Roman" style:font-name-complex="Times New Roman"/>
    </style:style>
    <style:style style:name="T28_26" style:family="text">
      <style:text-properties style:font-name="Times New Roman" style:font-name-asian="Times New Roman" style:font-name-complex="Times New Roman"/>
    </style:style>
    <style:style style:name="T28_27" style:family="text">
      <style:text-properties style:font-name="Times New Roman" style:font-name-asian="Times New Roman" style:font-name-complex="Times New Roman"/>
    </style:style>
    <style:style style:name="T28_28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29_1" style:family="text">
      <style:text-properties style:font-name="Times New Roman" style:font-name-asian="Times New Roman" style:font-name-complex="Times New Roman"/>
    </style:style>
    <style:style style:name="T29_2" style:family="text">
      <style:text-properties style:font-name="Times New Roman" style:font-name-asian="Times New Roman" style:font-name-complex="Times New Roman"/>
    </style:style>
    <style:style style:name="T29_3" style:family="text">
      <style:text-properties style:font-name="Times New Roman" style:font-name-asian="Times New Roman" style:font-name-complex="Times New Roman"/>
    </style:style>
    <style:style style:name="T29_4" style:family="text">
      <style:text-properties style:font-name="Times New Roman" style:font-name-asian="Times New Roman" style:font-name-complex="Times New Roman"/>
    </style:style>
    <style:style style:name="T29_5" style:family="text">
      <style:text-properties style:font-name="Times New Roman" style:font-name-asian="Times New Roman" style:font-name-complex="Times New Roman"/>
    </style:style>
    <style:style style:name="T29_6" style:family="text">
      <style:text-properties style:font-name="Times New Roman" style:font-name-asian="Times New Roman" style:font-name-complex="Times New Roman"/>
    </style:style>
    <style:style style:name="T29_7" style:family="text">
      <style:text-properties style:font-name="Times New Roman" style:font-name-asian="Times New Roman" style:font-name-complex="Times New Roman"/>
    </style:style>
    <style:style style:name="T29_8" style:family="text">
      <style:text-properties style:font-name="Times New Roman" style:font-name-asian="Times New Roman" style:font-name-complex="Times New Roman"/>
    </style:style>
    <style:style style:name="T29_9" style:family="text">
      <style:text-properties style:font-name="Times New Roman" style:font-name-asian="Times New Roman" style:font-name-complex="Times New Roman"/>
    </style:style>
    <style:style style:name="T29_10" style:family="text">
      <style:text-properties style:font-name="Times New Roman" style:font-name-asian="Times New Roman" style:font-name-complex="Times New Roman"/>
    </style:style>
    <style:style style:name="T29_11" style:family="text">
      <style:text-properties style:font-name="Times New Roman" style:font-name-asian="Times New Roman" style:font-name-complex="Times New Roman"/>
    </style:style>
    <style:style style:name="T29_12" style:family="text">
      <style:text-properties style:font-name="Times New Roman" style:font-name-asian="Times New Roman" style:font-name-complex="Times New Roman"/>
    </style:style>
    <style:style style:name="T29_13" style:family="text">
      <style:text-properties style:font-name="Times New Roman" style:font-name-asian="Times New Roman" style:font-name-complex="Times New Roman"/>
    </style:style>
    <style:style style:name="T29_14" style:family="text">
      <style:text-properties style:font-name="Times New Roman" style:font-name-asian="Times New Roman" style:font-name-complex="Times New Roman"/>
    </style:style>
    <style:style style:name="T29_15" style:family="text">
      <style:text-properties style:font-name="Times New Roman" style:font-name-asian="Times New Roman" style:font-name-complex="Times New Roman"/>
    </style:style>
    <style:style style:name="T29_16" style:family="text">
      <style:text-properties style:font-name="Times New Roman" style:font-name-asian="Times New Roman" style:font-name-complex="Times New Roman"/>
    </style:style>
    <style:style style:name="T29_17" style:family="text">
      <style:text-properties style:font-name="Times New Roman" style:font-name-asian="Times New Roman" style:font-name-complex="Times New Roman"/>
    </style:style>
    <style:style style:name="T29_18" style:family="text">
      <style:text-properties style:font-name="Times New Roman" style:font-name-asian="Times New Roman" style:font-name-complex="Times New Roman"/>
    </style:style>
    <style:style style:name="T29_19" style:family="text">
      <style:text-properties style:font-name="Times New Roman" style:font-name-asian="Times New Roman" style:font-name-complex="Times New Roman"/>
    </style:style>
    <style:style style:name="T29_20" style:family="text">
      <style:text-properties style:font-name="Times New Roman" style:font-name-asian="Times New Roman" style:font-name-complex="Times New Roman"/>
    </style:style>
    <style:style style:name="T29_21" style:family="text">
      <style:text-properties style:font-name="Times New Roman" style:font-name-asian="Times New Roman" style:font-name-complex="Times New Roman"/>
    </style:style>
    <style:style style:name="T29_22" style:family="text">
      <style:text-properties style:font-name="Times New Roman" style:font-name-asian="Times New Roman" style:font-name-complex="Times New Roman"/>
    </style:style>
    <style:style style:name="T29_23" style:family="text">
      <style:text-properties style:font-name="Times New Roman" style:font-name-asian="Times New Roman" style:font-name-complex="Times New Roman"/>
    </style:style>
    <style:style style:name="T29_24" style:family="text">
      <style:text-properties style:font-name="Times New Roman" style:font-name-asian="Times New Roman" style:font-name-complex="Times New Roman"/>
    </style:style>
    <style:style style:name="T29_25" style:family="text">
      <style:text-properties style:font-name="Times New Roman" style:font-name-asian="Times New Roman" style:font-name-complex="Times New Roman"/>
    </style:style>
    <style:style style:name="T29_26" style:family="text">
      <style:text-properties style:font-name="Times New Roman" style:font-name-asian="Times New Roman" style:font-name-complex="Times New Roman"/>
    </style:style>
    <style:style style:name="T29_27" style:family="text">
      <style:text-properties style:font-name="Times New Roman" style:font-name-asian="Times New Roman" style:font-name-complex="Times New Roman"/>
    </style:style>
    <style:style style:name="T29_28" style:family="text">
      <style:text-properties style:font-name="Times New Roman" style:font-name-asian="Times New Roman" style:font-name-complex="Times New Roman"/>
    </style:style>
    <style:style style:name="T29_29" style:family="text">
      <style:text-properties style:font-name="Times New Roman" style:font-name-asian="Times New Roman" style:font-name-complex="Times New Roman"/>
    </style:style>
    <style:style style:name="T29_30" style:family="text">
      <style:text-properties style:font-name="Times New Roman" style:font-name-asian="Times New Roman" style:font-name-complex="Times New Roman"/>
    </style:style>
    <style:style style:name="T29_31" style:family="text">
      <style:text-properties style:font-name="Times New Roman" style:font-name-asian="Times New Roman" style:font-name-complex="Times New Roman"/>
    </style:style>
    <style:style style:name="T29_32" style:family="text">
      <style:text-properties style:font-name="Times New Roman" style:font-name-asian="Times New Roman" style:font-name-complex="Times New Roman"/>
    </style:style>
    <style:style style:name="T29_33" style:family="text">
      <style:text-properties style:font-name="Times New Roman" style:font-name-asian="Times New Roman" style:font-name-complex="Times New Roman"/>
    </style:style>
    <style:style style:name="T29_34" style:family="text">
      <style:text-properties style:font-name="Times New Roman" style:font-name-asian="Times New Roman" style:font-name-complex="Times New Roman"/>
    </style:style>
    <style:style style:name="T29_35" style:family="text">
      <style:text-properties style:font-name="Times New Roman" style:font-name-asian="Times New Roman" style:font-name-complex="Times New Roman"/>
    </style:style>
    <style:style style:name="T29_36" style:family="text">
      <style:text-properties style:font-name="Times New Roman" style:font-name-asian="Times New Roman" style:font-name-complex="Times New Roman"/>
    </style:style>
    <style:style style:name="T29_37" style:family="text">
      <style:text-properties style:font-name="Times New Roman" style:font-name-asian="Times New Roman" style:font-name-complex="Times New Roman"/>
    </style:style>
    <style:style style:name="T29_38" style:family="text">
      <style:text-properties style:font-name="Times New Roman" style:font-name-asian="Times New Roman" style:font-name-complex="Times New Roman"/>
    </style:style>
    <style:style style:name="T29_39" style:family="text">
      <style:text-properties style:font-name="Times New Roman" style:font-name-asian="Times New Roman" style:font-name-complex="Times New Roman"/>
    </style:style>
    <style:style style:name="T29_40" style:family="text">
      <style:text-properties style:font-name="Times New Roman" style:font-name-asian="Times New Roman" style:font-name-complex="Times New Roman"/>
    </style:style>
    <style:style style:name="T29_41" style:family="text">
      <style:text-properties style:font-name="Times New Roman" style:font-name-asian="Times New Roman" style:font-name-complex="Times New Roman"/>
    </style:style>
    <style:style style:name="T29_42" style:family="text">
      <style:text-properties style:font-name="Times New Roman" style:font-name-asian="Times New Roman" style:font-name-complex="Times New Roman"/>
    </style:style>
    <style:style style:name="T29_43" style:family="text">
      <style:text-properties style:font-name="Times New Roman" style:font-name-asian="Times New Roman" style:font-name-complex="Times New Roman"/>
    </style:style>
    <style:style style:name="T29_44" style:family="text">
      <style:text-properties style:font-name="Times New Roman" style:font-name-asian="Times New Roman" style:font-name-complex="Times New Roman"/>
    </style:style>
    <style:style style:name="T29_45" style:family="text">
      <style:text-properties style:font-name="Times New Roman" style:font-name-asian="Times New Roman" style:font-name-complex="Times New Roman"/>
    </style:style>
    <style:style style:name="T29_46" style:family="text">
      <style:text-properties style:font-name="Times New Roman" style:font-name-asian="Times New Roman" style:font-name-complex="Times New Roman"/>
    </style:style>
    <style:style style:name="P30" style:family="paragraph" style:parent-style-name="Heading_20_4">
      <style:paragraph-properties fo:text-align="justify" fo:break-before="auto" fo:line-height="150%" fo:margin-bottom="0cm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P31" style:family="paragraph" style:parent-style-name="Heading_20_4">
      <style:paragraph-properties fo:text-align="justify" fo:break-before="auto" fo:line-height="150%" fo:margin-bottom="0cm" style:writing-mode="lr-tb"/>
    </style:style>
    <style:style style:name="T31_1" style:family="text">
      <style:text-properties style:font-name="Times New Roman" style:font-name-asian="Times New Roman" style:font-name-complex="Times New Roman"/>
    </style:style>
    <style:style style:name="T31_2" style:family="text">
      <style:text-properties style:font-name="Times New Roman" style:font-name-asian="Times New Roman" style:font-name-complex="Times New Roman"/>
    </style:style>
    <style:style style:name="T31_3" style:family="text">
      <style:text-properties style:font-name="Times New Roman" style:font-name-asian="Times New Roman" style:font-name-complex="Times New Roman"/>
    </style:style>
    <style:style style:name="T31_4" style:family="text">
      <style:text-properties style:font-name="Times New Roman" style:font-name-asian="Times New Roman" style:font-name-complex="Times New Roman"/>
    </style:style>
    <style:style style:name="T31_5" style:family="text">
      <style:text-properties style:font-name="Times New Roman" style:font-name-asian="Times New Roman" style:font-name-complex="Times New Roman"/>
    </style:style>
    <style:style style:name="T31_6" style:family="text">
      <style:text-properties style:font-name="Times New Roman" style:font-name-asian="Times New Roman" style:font-name-complex="Times New Roman"/>
    </style:style>
    <style:style style:name="T31_7" style:family="text">
      <style:text-properties style:font-name="Times New Roman" style:font-name-asian="Times New Roman" style:font-name-complex="Times New Roman"/>
    </style:style>
    <style:style style:name="T31_8" style:family="text">
      <style:text-properties style:font-name="Times New Roman" style:font-name-asian="Times New Roman" style:font-name-complex="Times New Roman"/>
    </style:style>
    <style:style style:name="T31_9" style:family="text">
      <style:text-properties style:font-name="Times New Roman" style:font-name-asian="Times New Roman" style:font-name-complex="Times New Roman"/>
    </style:style>
    <style:style style:name="P32" style:family="paragraph" style:parent-style-name="Heading_20_4">
      <style:paragraph-properties fo:text-align="justify" fo:break-before="auto" fo:line-height="150%" style:writing-mode="lr-tb"/>
    </style:style>
    <style:style style:name="T32_1" style:family="text">
      <style:text-properties style:font-name="Times New Roman" style:font-name-asian="Times New Roman" style:font-name-complex="Times New Roman"/>
    </style:style>
    <style:style style:name="T32_2" style:family="text">
      <style:text-properties style:font-name="Times New Roman" style:font-name-asian="Times New Roman" style:font-name-complex="Times New Roman"/>
    </style:style>
    <style:style style:name="T32_3" style:family="text">
      <style:text-properties style:font-name="Times New Roman" style:font-name-asian="Times New Roman" style:font-name-complex="Times New Roman"/>
    </style:style>
    <style:style style:name="T32_4" style:family="text">
      <style:text-properties style:font-name="Times New Roman" style:font-name-asian="Times New Roman" style:font-name-complex="Times New Roman"/>
    </style:style>
    <style:style style:name="T32_5" style:family="text"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>
      <style:text-properties style:font-name="Times New Roman" style:font-name-asian="Times New Roman" style:font-name-complex="Times New Roman"/>
    </style:style>
    <style:style style:name="T33_4" style:family="text">
      <style:text-properties style:font-name="Times New Roman" style:font-name-asian="Times New Roman" style:font-name-complex="Times New Roman"/>
    </style:style>
    <style:style style:name="T33_5" style:family="text">
      <style:text-properties style:font-name="Times New Roman" style:font-name-asian="Times New Roman" style:font-name-complex="Times New Roman"/>
    </style:style>
    <style:style style:name="T33_6" style:family="text">
      <style:text-properties style:font-name="Times New Roman" style:font-name-asian="Times New Roman" style:font-name-complex="Times New Roman"/>
    </style:style>
    <style:style style:name="T33_7" style:family="text">
      <style:text-properties style:font-name="Times New Roman" style:font-name-asian="Times New Roman" style:font-name-complex="Times New Roman"/>
    </style:style>
    <style:style style:name="T33_8" style:family="text">
      <style:text-properties style:font-name="Times New Roman" style:font-name-asian="Times New Roman" style:font-name-complex="Times New Roman"/>
    </style:style>
    <style:style style:name="T33_9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text-align="justify" fo:break-before="auto" fo:line-height="150%" fo:margin-top="0cm" style:writing-mode="lr-tb"/>
    </style:style>
    <style:style style:name="T35_1" style:family="text">
      <style:text-properties style:font-name="Times New Roman" style:font-name-asian="Times New Roman" style:font-name-complex="Times New Roman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T35_9" style:family="text">
      <style:text-properties style:font-name="Times New Roman" style:font-name-asian="Times New Roman" style:font-name-complex="Times New Roman"/>
    </style:style>
    <style:style style:name="T35_10" style:family="text">
      <style:text-properties style:font-name="Times New Roman" style:font-name-asian="Times New Roman" style:font-name-complex="Times New Roman"/>
    </style:style>
    <style:style style:name="T35_11" style:family="text">
      <style:text-properties style:font-name="Times New Roman" style:font-name-asian="Times New Roman" style:font-name-complex="Times New Roman"/>
    </style:style>
    <style:style style:name="T35_12" style:family="text">
      <style:text-properties style:font-name="Times New Roman" style:font-name-asian="Times New Roman" style:font-name-complex="Times New Roman"/>
    </style:style>
    <style:style style:name="T35_13" style:family="text">
      <style:text-properties style:font-name="Times New Roman" style:font-name-asian="Times New Roman" style:font-name-complex="Times New Roman"/>
    </style:style>
    <style:style style:name="T35_14" style:family="text">
      <style:text-properties style:font-name="Times New Roman" style:font-name-asian="Times New Roman" style:font-name-complex="Times New Roman"/>
    </style:style>
    <style:style style:name="T35_15" style:family="text">
      <style:text-properties style:font-name="Times New Roman" style:font-name-asian="Times New Roman" style:font-name-complex="Times New Roman"/>
    </style:style>
    <style:style style:name="T35_16" style:family="text">
      <style:text-properties style:font-name="Times New Roman" style:font-name-asian="Times New Roman" style:font-name-complex="Times New Roman"/>
    </style:style>
    <style:style style:name="T35_17" style:family="text">
      <style:text-properties style:font-name="Times New Roman" style:font-name-asian="Times New Roman" style:font-name-complex="Times New Roman"/>
    </style:style>
    <style:style style:name="T35_18" style:family="text">
      <style:text-properties style:font-name="Times New Roman" style:font-name-asian="Times New Roman" style:font-name-complex="Times New Roman"/>
    </style:style>
    <style:style style:name="T35_19" style:family="text">
      <style:text-properties style:font-name="Times New Roman" style:font-name-asian="Times New Roman" style:font-name-complex="Times New Roman"/>
    </style:style>
    <style:style style:name="T35_20" style:family="text">
      <style:text-properties style:font-name="Times New Roman" style:font-name-asian="Times New Roman" style:font-name-complex="Times New Roman"/>
    </style:style>
    <style:style style:name="T35_21" style:family="text">
      <style:text-properties style:font-name="Times New Roman" style:font-name-asian="Times New Roman" style:font-name-complex="Times New Roman"/>
    </style:style>
    <style:style style:name="T35_22" style:family="text">
      <style:text-properties style:font-name="Times New Roman" style:font-name-asian="Times New Roman" style:font-name-complex="Times New Roman"/>
    </style:style>
    <style:style style:name="T35_23" style:family="text">
      <style:text-properties style:font-name="Times New Roman" style:font-name-asian="Times New Roman" style:font-name-complex="Times New Roman"/>
    </style:style>
    <style:style style:name="T35_24" style:family="text">
      <style:text-properties style:font-name="Times New Roman" style:font-name-asian="Times New Roman" style:font-name-complex="Times New Roman"/>
    </style:style>
    <style:style style:name="T35_25" style:family="text">
      <style:text-properties style:font-name="Times New Roman" style:font-name-asian="Times New Roman" style:font-name-complex="Times New Roman"/>
    </style:style>
    <style:style style:name="T35_26" style:family="text">
      <style:text-properties style:font-name="Times New Roman" style:font-name-asian="Times New Roman" style:font-name-complex="Times New Roman"/>
    </style:style>
    <style:style style:name="T35_27" style:family="text">
      <style:text-properties style:font-name="Times New Roman" style:font-name-asian="Times New Roman" style:font-name-complex="Times New Roman"/>
    </style:style>
    <style:style style:name="T35_28" style:family="text">
      <style:text-properties style:font-name="Times New Roman" style:font-name-asian="Times New Roman" style:font-name-complex="Times New Roman"/>
    </style:style>
    <style:style style:name="T35_29" style:family="text">
      <style:text-properties style:font-name="Times New Roman" style:font-name-asian="Times New Roman" style:font-name-complex="Times New Roman"/>
    </style:style>
    <style:style style:name="T35_30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text-align="justify" fo:break-before="auto" fo:line-height="150%" fo:margin-top="0cm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T36_9" style:family="text">
      <style:text-properties style:font-name="Times New Roman" style:font-name-asian="Times New Roman" style:font-name-complex="Times New Roman"/>
    </style:style>
    <style:style style:name="T36_10" style:family="text">
      <style:text-properties style:font-name="Times New Roman" style:font-name-asian="Times New Roman" style:font-name-complex="Times New Roman"/>
    </style:style>
    <style:style style:name="T36_11" style:family="text">
      <style:text-properties style:font-name="Times New Roman" style:font-name-asian="Times New Roman" style:font-name-complex="Times New Roman"/>
    </style:style>
    <style:style style:name="T36_12" style:family="text">
      <style:text-properties style:font-name="Times New Roman" style:font-name-asian="Times New Roman" style:font-name-complex="Times New Roman"/>
    </style:style>
    <style:style style:name="T36_13" style:family="text">
      <style:text-properties style:font-name="Times New Roman" style:font-name-asian="Times New Roman" style:font-name-complex="Times New Roman"/>
    </style:style>
    <style:style style:name="T36_14" style:family="text">
      <style:text-properties style:font-name="Times New Roman" style:font-name-asian="Times New Roman" style:font-name-complex="Times New Roman"/>
    </style:style>
    <style:style style:name="T36_15" style:family="text">
      <style:text-properties style:font-name="Times New Roman" style:font-name-asian="Times New Roman" style:font-name-complex="Times New Roman"/>
    </style:style>
    <style:style style:name="T36_16" style:family="text">
      <style:text-properties style:font-name="Times New Roman" style:font-name-asian="Times New Roman" style:font-name-complex="Times New Roman"/>
    </style:style>
    <style:style style:name="T36_17" style:family="text">
      <style:text-properties style:font-name="Times New Roman" style:font-name-asian="Times New Roman" style:font-name-complex="Times New Roman"/>
    </style:style>
    <style:style style:name="T36_18" style:family="text">
      <style:text-properties style:font-name="Times New Roman" style:font-name-asian="Times New Roman" style:font-name-complex="Times New Roman"/>
    </style:style>
    <style:style style:name="T36_19" style:family="text">
      <style:text-properties style:font-name="Times New Roman" style:font-name-asian="Times New Roman" style:font-name-complex="Times New Roman"/>
    </style:style>
    <style:style style:name="T36_20" style:family="text">
      <style:text-properties style:font-name="Times New Roman" style:font-name-asian="Times New Roman" style:font-name-complex="Times New Roman"/>
    </style:style>
    <style:style style:name="T36_21" style:family="text">
      <style:text-properties style:font-name="Times New Roman" style:font-name-asian="Times New Roman" style:font-name-complex="Times New Roman"/>
    </style:style>
    <style:style style:name="T36_22" style:family="text">
      <style:text-properties style:font-name="Times New Roman" style:font-name-asian="Times New Roman" style:font-name-complex="Times New Roman"/>
    </style:style>
    <style:style style:name="T36_23" style:family="text">
      <style:text-properties style:font-name="Times New Roman" style:font-name-asian="Times New Roman" style:font-name-complex="Times New Roman"/>
    </style:style>
    <style:style style:name="T36_24" style:family="text">
      <style:text-properties style:font-name="Times New Roman" style:font-name-asian="Times New Roman" style:font-name-complex="Times New Roman"/>
    </style:style>
    <style:style style:name="T36_25" style:family="text">
      <style:text-properties style:font-name="Times New Roman" style:font-name-asian="Times New Roman" style:font-name-complex="Times New Roman"/>
    </style:style>
    <style:style style:name="T36_26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37_1" style:family="text">
      <style:text-properties style:font-name="Times New Roman" style:font-name-asian="Times New Roman" style:font-name-complex="Times New Roman"/>
    </style:style>
    <style:style style:name="T37_2" style:family="text">
      <style:text-properties style:font-name="Times New Roman" style:font-name-asian="Times New Roman" style:font-name-complex="Times New Roman"/>
    </style:style>
    <style:style style:name="T37_3" style:family="text">
      <style:text-properties style:font-name="Times New Roman" style:font-name-asian="Times New Roman" style:font-name-complex="Times New Roman"/>
    </style:style>
    <style:style style:name="T37_4" style:family="text">
      <style:text-properties style:font-name="Times New Roman" style:font-name-asian="Times New Roman" style:font-name-complex="Times New Roman"/>
    </style:style>
    <style:style style:name="T37_5" style:family="text">
      <style:text-properties style:font-name="Times New Roman" style:font-name-asian="Times New Roman" style:font-name-complex="Times New Roman"/>
    </style:style>
    <style:style style:name="T37_6" style:family="text">
      <style:text-properties style:font-name="Times New Roman" style:font-name-asian="Times New Roman" style:font-name-complex="Times New Roman"/>
    </style:style>
    <style:style style:name="T37_7" style:family="text">
      <style:text-properties style:font-name="Times New Roman" style:font-name-asian="Times New Roman" style:font-name-complex="Times New Roman"/>
    </style:style>
    <style:style style:name="T37_8" style:family="text">
      <style:text-properties style:font-name="Times New Roman" style:font-name-asian="Times New Roman" style:font-name-complex="Times New Roman"/>
    </style:style>
    <style:style style:name="T37_9" style:family="text">
      <style:text-properties style:font-name="Times New Roman" style:font-name-asian="Times New Roman" style:font-name-complex="Times New Roman"/>
    </style:style>
    <style:style style:name="T37_10" style:family="text">
      <style:text-properties style:font-name="Times New Roman" style:font-name-asian="Times New Roman" style:font-name-complex="Times New Roman"/>
    </style:style>
    <style:style style:name="T37_11" style:family="text">
      <style:text-properties style:font-name="Times New Roman" style:font-name-asian="Times New Roman" style:font-name-complex="Times New Roman"/>
    </style:style>
    <style:style style:name="T37_12" style:family="text">
      <style:text-properties style:font-name="Times New Roman" style:font-name-asian="Times New Roman" style:font-name-complex="Times New Roman"/>
    </style:style>
    <style:style style:name="T37_13" style:family="text">
      <style:text-properties style:font-name="Times New Roman" style:font-name-asian="Times New Roman" style:font-name-complex="Times New Roman"/>
    </style:style>
    <style:style style:name="T37_14" style:family="text">
      <style:text-properties style:font-name="Times New Roman" style:font-name-asian="Times New Roman" style:font-name-complex="Times New Roman"/>
    </style:style>
    <style:style style:name="T37_15" style:family="text">
      <style:text-properties style:font-name="Times New Roman" style:font-name-asian="Times New Roman" style:font-name-complex="Times New Roman"/>
    </style:style>
    <style:style style:name="T37_16" style:family="text">
      <style:text-properties style:font-name="Times New Roman" style:font-name-asian="Times New Roman" style:font-name-complex="Times New Roman"/>
    </style:style>
    <style:style style:name="T37_17" style:family="text">
      <style:text-properties style:font-name="Times New Roman" style:font-name-asian="Times New Roman" style:font-name-complex="Times New Roman"/>
    </style:style>
    <style:style style:name="T37_18" style:family="text">
      <style:text-properties style:font-name="Times New Roman" style:font-name-asian="Times New Roman" style:font-name-complex="Times New Roman"/>
    </style:style>
    <style:style style:name="T37_19" style:family="text">
      <style:text-properties style:font-name="Times New Roman" style:font-name-asian="Times New Roman" style:font-name-complex="Times New Roman"/>
    </style:style>
    <style:style style:name="T37_20" style:family="text">
      <style:text-properties style:font-name="Times New Roman" style:font-name-asian="Times New Roman" style:font-name-complex="Times New Roman"/>
    </style:style>
    <style:style style:name="T37_21" style:family="text">
      <style:text-properties style:font-name="Times New Roman" style:font-name-asian="Times New Roman" style:font-name-complex="Times New Roman"/>
    </style:style>
    <style:style style:name="T37_22" style:family="text">
      <style:text-properties style:font-name="Times New Roman" style:font-name-asian="Times New Roman" style:font-name-complex="Times New Roman"/>
    </style:style>
    <style:style style:name="T37_23" style:family="text">
      <style:text-properties style:font-name="Times New Roman" style:font-name-asian="Times New Roman" style:font-name-complex="Times New Roman"/>
    </style:style>
    <style:style style:name="T37_24" style:family="text">
      <style:text-properties style:font-name="Times New Roman" style:font-name-asian="Times New Roman" style:font-name-complex="Times New Roman"/>
    </style:style>
    <style:style style:name="P38" style:family="paragraph" style:parent-style-name="Heading_20_4">
      <style:paragraph-properties fo:text-align="justify" fo:break-before="auto" fo:line-height="150%" fo:margin-bottom="0cm" style:writing-mode="lr-tb"/>
    </style:style>
    <style:style style:name="T38_1" style:family="text">
      <style:text-properties style:font-name="Times New Roman" style:font-name-asian="Times New Roman" style:font-name-complex="Times New Roman"/>
    </style:style>
    <style:style style:name="T38_2" style:family="text">
      <style:text-properties style:font-name="Times New Roman" style:font-name-asian="Times New Roman" style:font-name-complex="Times New Roman"/>
    </style:style>
    <style:style style:name="T38_3" style:family="text">
      <style:text-properties style:font-name="Times New Roman" style:font-name-asian="Times New Roman" style:font-name-complex="Times New Roman"/>
    </style:style>
    <style:style style:name="T38_4" style:family="text">
      <style:text-properties style:font-name="Times New Roman" style:font-name-asian="Times New Roman" style:font-name-complex="Times New Roman"/>
    </style:style>
    <style:style style:name="T38_5" style:family="text"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text-align="justify" fo:break-before="auto" fo:line-height="100%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39_7" style:family="text">
      <style:text-properties style:font-name="Times New Roman" style:font-name-asian="Times New Roman" style:font-name-complex="Times New Roman"/>
    </style:style>
    <style:style style:name="T39_8" style:family="text">
      <style:text-properties style:font-name="Times New Roman" style:font-name-asian="Times New Roman" style:font-name-complex="Times New Roman"/>
    </style:style>
    <style:style style:name="T39_9" style:family="text">
      <style:text-properties style:font-name="Times New Roman" style:font-name-asian="Times New Roman" style:font-name-complex="Times New Roman"/>
    </style:style>
    <style:style style:name="T39_10" style:family="text">
      <style:text-properties style:font-name="Times New Roman" style:font-name-asian="Times New Roman" style:font-name-complex="Times New Roman"/>
    </style:style>
    <style:style style:name="T39_11" style:family="text">
      <style:text-properties style:font-name="Times New Roman" style:font-name-asian="Times New Roman" style:font-name-complex="Times New Roman"/>
    </style:style>
    <style:style style:name="T39_12" style:family="text">
      <style:text-properties style:font-name="Times New Roman" style:font-name-asian="Times New Roman" style:font-name-complex="Times New Roman"/>
    </style:style>
    <style:style style:name="T39_13" style:family="text">
      <style:text-properties style:font-name="Times New Roman" style:font-name-asian="Times New Roman" style:font-name-complex="Times New Roman"/>
    </style:style>
    <style:style style:name="T39_14" style:family="text">
      <style:text-properties style:font-name="Times New Roman" style:font-name-asian="Times New Roman" style:font-name-complex="Times New Roman"/>
    </style:style>
    <style:style style:name="T39_15" style:family="text">
      <style:text-properties style:font-name="Times New Roman" style:font-name-asian="Times New Roman" style:font-name-complex="Times New Roman"/>
    </style:style>
    <style:style style:name="T39_16" style:family="text">
      <style:text-properties style:font-name="Times New Roman" style:font-name-asian="Times New Roman" style:font-name-complex="Times New Roman"/>
    </style:style>
    <style:style style:name="T39_17" style:family="text">
      <style:text-properties style:font-name="Times New Roman" style:font-name-asian="Times New Roman" style:font-name-complex="Times New Roman"/>
    </style:style>
    <style:style style:name="T39_18" style:family="text">
      <style:text-properties style:font-name="Times New Roman" style:font-name-asian="Times New Roman" style:font-name-complex="Times New Roman"/>
    </style:style>
    <style:style style:name="T39_19" style:family="text">
      <style:text-properties style:font-name="Times New Roman" style:font-name-asian="Times New Roman" style:font-name-complex="Times New Roman"/>
    </style:style>
    <style:style style:name="T39_20" style:family="text">
      <style:text-properties style:font-name="Times New Roman" style:font-name-asian="Times New Roman" style:font-name-complex="Times New Roman"/>
    </style:style>
    <style:style style:name="T39_21" style:family="text">
      <style:text-properties style:font-name="Times New Roman" style:font-name-asian="Times New Roman" style:font-name-complex="Times New Roman"/>
    </style:style>
    <style:style style:name="T39_22" style:family="text">
      <style:text-properties style:font-name="Times New Roman" style:font-name-asian="Times New Roman" style:font-name-complex="Times New Roman"/>
    </style:style>
    <style:style style:name="T39_23" style:family="text">
      <style:text-properties style:font-name="Times New Roman" style:font-name-asian="Times New Roman" style:font-name-complex="Times New Roman"/>
    </style:style>
    <style:style style:name="T39_24" style:family="text">
      <style:text-properties style:font-name="Times New Roman" style:font-name-asian="Times New Roman" style:font-name-complex="Times New Roman"/>
    </style:style>
    <style:style style:name="T39_25" style:family="text">
      <style:text-properties style:font-name="Times New Roman" style:font-name-asian="Times New Roman" style:font-name-complex="Times New Roman"/>
    </style:style>
    <style:style style:name="T39_26" style:family="text">
      <style:text-properties style:font-name="Times New Roman" style:font-name-asian="Times New Roman" style:font-name-complex="Times New Roman"/>
    </style:style>
    <style:style style:name="T39_27" style:family="text">
      <style:text-properties style:font-name="Times New Roman" style:font-name-asian="Times New Roman" style:font-name-complex="Times New Roman"/>
    </style:style>
    <style:style style:name="T39_28" style:family="text">
      <style:text-properties style:font-name="Times New Roman" style:font-name-asian="Times New Roman" style:font-name-complex="Times New Roman"/>
    </style:style>
    <style:style style:name="T39_29" style:family="text">
      <style:text-properties style:font-name="Times New Roman" style:font-name-asian="Times New Roman" style:font-name-complex="Times New Roman"/>
    </style:style>
    <style:style style:name="T39_30" style:family="text">
      <style:text-properties style:font-name="Times New Roman" style:font-name-asian="Times New Roman" style:font-name-complex="Times New Roman"/>
    </style:style>
    <style:style style:name="T39_31" style:family="text">
      <style:text-properties style:font-name="Times New Roman" style:font-name-asian="Times New Roman" style:font-name-complex="Times New Roman"/>
    </style:style>
    <style:style style:name="T39_32" style:family="text">
      <style:text-properties style:font-name="Times New Roman" style:font-name-asian="Times New Roman" style:font-name-complex="Times New Roman"/>
    </style:style>
    <style:style style:name="T39_33" style:family="text">
      <style:text-properties style:font-name="Times New Roman" style:font-name-asian="Times New Roman" style:font-name-complex="Times New Roman"/>
    </style:style>
    <style:style style:name="T39_34" style:family="text">
      <style:text-properties style:font-name="Times New Roman" style:font-name-asian="Times New Roman" style:font-name-complex="Times New Roman"/>
    </style:style>
    <style:style style:name="T39_35" style:family="text">
      <style:text-properties style:font-name="Times New Roman" style:font-name-asian="Times New Roman" style:font-name-complex="Times New Roman"/>
    </style:style>
    <style:style style:name="T39_36" style:family="text">
      <style:text-properties style:font-name="Times New Roman" style:font-name-asian="Times New Roman" style:font-name-complex="Times New Roman"/>
    </style:style>
    <style:style style:name="T39_37" style:family="text">
      <style:text-properties style:font-name="Times New Roman" style:font-name-asian="Times New Roman" style:font-name-complex="Times New Roman"/>
    </style:style>
    <style:style style:name="T39_38" style:family="text">
      <style:text-properties style:font-name="Times New Roman" style:font-name-asian="Times New Roman" style:font-name-complex="Times New Roman"/>
    </style:style>
    <style:style style:name="T39_39" style:family="text">
      <style:text-properties style:font-name="Times New Roman" style:font-name-asian="Times New Roman" style:font-name-complex="Times New Roman"/>
    </style:style>
    <style:style style:name="T39_40" style:family="text">
      <style:text-properties style:font-name="Times New Roman" style:font-name-asian="Times New Roman" style:font-name-complex="Times New Roman"/>
    </style:style>
    <style:style style:name="T39_41" style:family="text">
      <style:text-properties style:font-name="Times New Roman" style:font-name-asian="Times New Roman" style:font-name-complex="Times New Roman"/>
    </style:style>
    <style:style style:name="T39_42" style:family="text">
      <style:text-properties style:font-name="Times New Roman" style:font-name-asian="Times New Roman" style:font-name-complex="Times New Roman"/>
    </style:style>
    <style:style style:name="T39_43" style:family="text">
      <style:text-properties style:font-name="Times New Roman" style:font-name-asian="Times New Roman" style:font-name-complex="Times New Roman"/>
    </style:style>
    <style:style style:name="T39_44" style:family="text">
      <style:text-properties style:font-name="Times New Roman" style:font-name-asian="Times New Roman" style:font-name-complex="Times New Roman"/>
    </style:style>
    <style:style style:name="T39_45" style:family="text">
      <style:text-properties style:font-name="Times New Roman" style:font-name-asian="Times New Roman" style:font-name-complex="Times New Roman"/>
    </style:style>
    <style:style style:name="T39_46" style:family="text">
      <style:text-properties style:font-name="Times New Roman" style:font-name-asian="Times New Roman" style:font-name-complex="Times New Roman"/>
    </style:style>
    <style:style style:name="T39_47" style:family="text">
      <style:text-properties style:font-name="Times New Roman" style:font-name-asian="Times New Roman" style:font-name-complex="Times New Roman"/>
    </style:style>
    <style:style style:name="T39_48" style:family="text">
      <style:text-properties style:font-name="Times New Roman" style:font-name-asian="Times New Roman" style:font-name-complex="Times New Roman"/>
    </style:style>
    <style:style style:name="T39_49" style:family="text">
      <style:text-properties style:font-name="Times New Roman" style:font-name-asian="Times New Roman" style:font-name-complex="Times New Roman"/>
    </style:style>
    <style:style style:name="T39_50" style:family="text">
      <style:text-properties style:font-name="Times New Roman" style:font-name-asian="Times New Roman" style:font-name-complex="Times New Roman"/>
    </style:style>
    <style:style style:name="T39_51" style:family="text">
      <style:text-properties style:font-name="Times New Roman" style:font-name-asian="Times New Roman" style:font-name-complex="Times New Roman"/>
    </style:style>
    <style:style style:name="T39_52" style:family="text">
      <style:text-properties style:font-name="Times New Roman" style:font-name-asian="Times New Roman" style:font-name-complex="Times New Roman"/>
    </style:style>
    <style:style style:name="T39_53" style:family="text">
      <style:text-properties style:font-name="Times New Roman" style:font-name-asian="Times New Roman" style:font-name-complex="Times New Roman"/>
    </style:style>
    <style:style style:name="T39_54" style:family="text">
      <style:text-properties style:font-name="Times New Roman" style:font-name-asian="Times New Roman" style:font-name-complex="Times New Roman"/>
    </style:style>
    <style:style style:name="T39_55" style:family="text">
      <style:text-properties style:font-name="Times New Roman" style:font-name-asian="Times New Roman" style:font-name-complex="Times New Roman"/>
    </style:style>
    <style:style style:name="T39_56" style:family="text">
      <style:text-properties style:font-name="Times New Roman" style:font-name-asian="Times New Roman" style:font-name-complex="Times New Roman"/>
    </style:style>
    <style:style style:name="T39_57" style:family="text">
      <style:text-properties style:font-name="Times New Roman" style:font-name-asian="Times New Roman" style:font-name-complex="Times New Roman"/>
    </style:style>
    <style:style style:name="T39_58" style:family="text">
      <style:text-properties style:font-name="Times New Roman" style:font-name-asian="Times New Roman" style:font-name-complex="Times New Roman"/>
    </style:style>
    <style:style style:name="T39_59" style:family="text">
      <style:text-properties style:font-name="Times New Roman" style:font-name-asian="Times New Roman" style:font-name-complex="Times New Roman"/>
    </style:style>
    <style:style style:name="T39_60" style:family="text">
      <style:text-properties style:font-name="Times New Roman" style:font-name-asian="Times New Roman" style:font-name-complex="Times New Roman"/>
    </style:style>
    <style:style style:name="T39_61" style:family="text">
      <style:text-properties style:font-name="Times New Roman" style:font-name-asian="Times New Roman" style:font-name-complex="Times New Roman"/>
    </style:style>
    <style:style style:name="T39_62" style:family="text">
      <style:text-properties style:font-name="Times New Roman" style:font-name-asian="Times New Roman" style:font-name-complex="Times New Roman"/>
    </style:style>
    <style:style style:name="T39_63" style:family="text">
      <style:text-properties style:font-name="Times New Roman" style:font-name-asian="Times New Roman" style:font-name-complex="Times New Roman"/>
    </style:style>
    <style:style style:name="T39_64" style:family="text">
      <style:text-properties style:font-name="Times New Roman" style:font-name-asian="Times New Roman" style:font-name-complex="Times New Roman"/>
    </style:style>
    <style:style style:name="T39_65" style:family="text">
      <style:text-properties style:font-name="Times New Roman" style:font-name-asian="Times New Roman" style:font-name-complex="Times New Roman"/>
    </style:style>
    <style:style style:name="T39_66" style:family="text">
      <style:text-properties style:font-name="Times New Roman" style:font-name-asian="Times New Roman" style:font-name-complex="Times New Roman"/>
    </style:style>
    <style:style style:name="T39_67" style:family="text">
      <style:text-properties style:font-name="Times New Roman" style:font-name-asian="Times New Roman" style:font-name-complex="Times New Roman"/>
    </style:style>
    <style:style style:name="T39_68" style:family="text">
      <style:text-properties style:font-name="Times New Roman" style:font-name-asian="Times New Roman" style:font-name-complex="Times New Roman"/>
    </style:style>
    <style:style style:name="T39_69" style:family="text">
      <style:text-properties style:font-name="Times New Roman" style:font-name-asian="Times New Roman" style:font-name-complex="Times New Roman"/>
    </style:style>
    <style:style style:name="T39_70" style:family="text">
      <style:text-properties style:font-name="Times New Roman" style:font-name-asian="Times New Roman" style:font-name-complex="Times New Roman"/>
    </style:style>
    <style:style style:name="T39_71" style:family="text">
      <style:text-properties style:font-name="Times New Roman" style:font-name-asian="Times New Roman" style:font-name-complex="Times New Roman"/>
    </style:style>
    <style:style style:name="T39_72" style:family="text">
      <style:text-properties style:font-name="Times New Roman" style:font-name-asian="Times New Roman" style:font-name-complex="Times New Roman"/>
    </style:style>
    <style:style style:name="T39_73" style:family="text"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text-align="justify" fo:break-before="auto" fo:line-height="100%" style:writing-mode="lr-tb"/>
      <style:text-properties style:font-name="Times New Roman" style:font-name-asian="Times New Roman" style:font-name-complex="Times New Roman"/>
    </style:style>
    <style:style style:name="P41" style:family="paragraph" style:parent-style-name="Heading_20_4">
      <style:paragraph-properties fo:text-align="justify" fo:break-before="auto" fo:line-height="150%" style:writing-mode="lr-tb"/>
    </style:style>
    <style:style style:name="T41_1" style:family="text">
      <style:text-properties style:font-name="Times New Roman" style:font-name-asian="Times New Roman" style:font-name-complex="Times New Roman"/>
    </style:style>
    <style:style style:name="T41_2" style:family="text">
      <style:text-properties style:font-name="Times New Roman" style:font-name-asian="Times New Roman" style:font-name-complex="Times New Roman"/>
    </style:style>
    <style:style style:name="T41_3" style:family="text"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7.002cm" fo:margin-left="0cm"/>
    </style:style>
    <style:style style:name="Column5" style:family="table-column">
      <style:table-column-properties style:column-width="5.667cm"/>
    </style:style>
    <style:style style:name="Column6" style:family="table-column">
      <style:table-column-properties style:column-width="5.667cm"/>
    </style:style>
    <style:style style:name="Column7" style:family="table-column">
      <style:table-column-properties style:column-width="5.667cm"/>
    </style:style>
    <style:style style:name="Row4" style:family="table-row"/>
    <style:style style:name="Cell1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5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5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</style:style>
    <style:style style:name="P59" style:family="paragraph" style:parent-style-name="Heading_20_4">
      <style:paragraph-properties fo:text-align="justify" fo:break-before="auto" fo:line-height="150%" fo:margin-bottom="0cm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T59_2" style:family="text">
      <style:text-properties style:font-name="Times New Roman" style:font-name-asian="Times New Roman" style:font-name-complex="Times New Roman"/>
    </style:style>
    <style:style style:name="T59_3" style:family="text">
      <style:text-properties style:font-name="Times New Roman" style:font-name-asian="Times New Roman" style:font-name-complex="Times New Roman"/>
    </style:style>
    <style:style style:name="P60" style:family="paragraph" style:parent-style-name="Heading_20_4">
      <style:paragraph-properties fo:text-align="justify" fo:break-before="auto" fo:line-height="150%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50%" fo:margin-top="0cm" style:writing-mode="lr-tb"/>
    </style:style>
    <style:style style:name="T6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2_3" style:family="text"/>
    <style:style style:name="T62_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2_5" style:family="text"/>
    <style:style style:name="T62_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2_7" style:family="text"/>
    <style:style style:name="T62_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2_9" style:family="text"/>
    <style:style style:name="T62_1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2_11" style:family="text"/>
    <style:style style:name="T62_1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2_13" style:family="text"/>
    <style:style style:name="T62_1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2_15" style:family="text"/>
    <style:style style:name="T62_1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2_17" style:family="text"/>
    <style:style style:name="T62_1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2_1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6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7" style:family="text"/>
    <style:style style:name="T63_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9" style:family="text"/>
    <style:style style:name="T63_1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11" style:family="text"/>
    <style:style style:name="T63_1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13" style:family="text"/>
    <style:style style:name="T63_1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15" style:family="text"/>
    <style:style style:name="T63_1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17" style:family="text"/>
    <style:style style:name="T63_1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19" style:family="text"/>
    <style:style style:name="T63_2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21" style:family="text"/>
    <style:style style:name="T63_2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23" style:family="text"/>
    <style:style style:name="T63_2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25" style:family="text"/>
    <style:style style:name="T63_2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27" style:family="text"/>
    <style:style style:name="T63_2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63_2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4" style:family="paragraph" style:parent-style-name="Heading_20_4">
      <style:paragraph-properties fo:text-align="justify" fo:break-before="auto" fo:line-height="150%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text-align="justify" fo:break-before="auto" fo:line-height="150%" fo:margin-top="0cm" style:writing-mode="lr-tb"/>
    </style:style>
    <style:style style:name="T6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text-align="justify" fo:break-before="auto" fo:line-height="150%" fo:margin-top="0cm" style:writing-mode="lr-tb"/>
    </style:style>
    <style:style style:name="T6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text-align="justify" fo:break-before="auto" fo:line-height="150%" fo:margin-top="0cm" style:writing-mode="lr-tb"/>
    </style:style>
    <style:style style:name="T6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7_3" style:family="text">
      <style:text-properties style:font-name="Times New Roman" style:font-name-asian="Times New Roman" style:font-name-complex="Times New Roman"/>
    </style:style>
    <style:style style:name="T67_4" style:family="text">
      <style:text-properties style:font-name="Times New Roman" style:font-name-asian="Times New Roman" style:font-name-complex="Times New Roman"/>
    </style:style>
    <style:style style:name="T67_5" style:family="text"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6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P69" style:family="paragraph" style:parent-style-name="Heading_20_4">
      <style:paragraph-properties fo:text-align="justify" fo:break-before="auto" fo:line-height="150%" fo:margin-bottom="0cm" style:writing-mode="lr-tb"/>
    </style:style>
    <style:style style:name="T69_1" style:family="text">
      <style:text-properties style:font-name="Times New Roman" style:font-name-asian="Times New Roman" style:font-name-complex="Times New Roman"/>
    </style:style>
    <style:style style:name="T69_2" style:family="text">
      <style:text-properties style:font-name="Times New Roman" style:font-name-asian="Times New Roman" style:font-name-complex="Times New Roman"/>
    </style:style>
    <style:style style:name="T69_3" style:family="text">
      <style:text-properties style:font-name="Times New Roman" style:font-name-asian="Times New Roman" style:font-name-complex="Times New Roman"/>
    </style:style>
    <style:style style:name="T69_4" style:family="text">
      <style:text-properties style:font-name="Times New Roman" style:font-name-asian="Times New Roman" style:font-name-complex="Times New Roman"/>
    </style:style>
    <style:style style:name="T69_5" style:family="text">
      <style:text-properties style:font-name="Times New Roman" style:font-name-asian="Times New Roman" style:font-name-complex="Times New Roman"/>
    </style:style>
    <style:style style:name="P70" style:family="paragraph" style:parent-style-name="Standard">
      <style:paragraph-properties fo:text-align="justify" fo:break-before="auto" fo:line-height="150%" fo:margin-bottom="0cm" style:writing-mode="lr-tb"/>
      <style:text-properties style:font-name="Times New Roman" style:font-name-asian="Times New Roman" style:font-name-complex="Times New Roman"/>
    </style:style>
  </office:automatic-styles>
  <office:body>
    <office:text>
      <text:h text:style-name="P1" text:outline-level="10"><text:span text:style-name="T1_1">Termo</text:span><text:span text:style-name="T1_2"><text:s/></text:span><text:span text:style-name="T1_3">de</text:span><text:span text:style-name="T1_4"><text:s/></text:span><text:span text:style-name="T1_5">Abertura</text:span><text:span text:style-name="T1_6"><text:s/></text:span><text:span text:style-name="T1_7">do</text:span><text:span text:style-name="T1_8"><text:s/></text:span><text:span text:style-name="T1_9">Projet</text:span><text:span text:style-name="T1_10">o</text:span></text:h>
      <text:p text:style-name="P2"><text:span text:style-name="T2_1">Organização</text:span><text:span text:style-name="T2_2">:</text:span><text:span text:style-name="T2_3"><text:s/></text:span><text:span text:style-name="T2_4">LLVN</text:span><text:span text:style-name="T2_5"><text:s/></text:span></text:p>
      <text:p text:style-name="P3"><text:span text:style-name="T3_1">Projeto</text:span><text:span text:style-name="T3_2">:</text:span><text:span text:style-name="T3_3"><text:s/></text:span><text:span text:style-name="T3_4">HemoSystem</text:span></text:p>
      <text:p text:style-name="P4"><text:span text:style-name="T4_1">Cliente</text:span><text:span text:style-name="T4_2">:</text:span><text:span text:style-name="T4_3"><text:s/></text:span><text:span text:style-name="T4_4">Professor</text:span><text:span text:style-name="T4_5"><text:s/></text:span><text:span text:style-name="T4_6">Reginaldo</text:span><text:span text:style-name="T4_7"><text:s/></text:span><text:span text:style-name="T4_8">Ré</text:span></text:p>
      <text:p text:style-name="P5"><text:span text:style-name="T5_1">Gerente</text:span><text:span text:style-name="T5_2"><text:s/></text:span><text:span text:style-name="T5_3">do</text:span><text:span text:style-name="T5_4"><text:s/></text:span><text:span text:style-name="T5_5">Projeto</text:span><text:span text:style-name="T5_6">:</text:span><text:span text:style-name="T5_7"><text:s/></text:span><text:span text:style-name="T5_8">Luís</text:span><text:span text:style-name="T5_9"><text:s/></text:span><text:span text:style-name="T5_10">Fernando</text:span><text:span text:style-name="T5_11"><text:s/></text:span><text:span text:style-name="T5_12">Cavalcante</text:span><text:span text:style-name="T5_13"><text:s/></text:span><text:span text:style-name="T5_14">dos</text:span><text:span text:style-name="T5_15"><text:s/></text:span><text:span text:style-name="T5_16">Santos</text:span></text:p>
      <text:p text:style-name="P6"><text:span text:style-name="T6_1">Previsão</text:span><text:span text:style-name="T6_2"><text:s/></text:span><text:span text:style-name="T6_3">de</text:span><text:span text:style-name="T6_4"><text:s/></text:span><text:span text:style-name="T6_5">Início</text:span><text:span text:style-name="T6_6">:</text:span><text:span text:style-name="T6_7"><text:s/></text:span><text:span text:style-name="T6_8">27</text:span><text:span text:style-name="T6_9"><text:s/></text:span><text:span text:style-name="T6_10">de</text:span><text:span text:style-name="T6_11"><text:s/></text:span><text:span text:style-name="T6_12">S</text:span><text:span text:style-name="T6_13">etembro</text:span><text:span text:style-name="T6_14"><text:s/></text:span><text:span text:style-name="T6_15">de</text:span><text:span text:style-name="T6_16"><text:s/>201</text:span><text:span text:style-name="T6_17">6</text:span></text:p>
      <text:p text:style-name="P7"><text:span text:style-name="T7_1">Previsão</text:span><text:span text:style-name="T7_2"><text:s/></text:span><text:span text:style-name="T7_3">de</text:span><text:span text:style-name="T7_4"><text:s/></text:span><text:span text:style-name="T7_5">Término</text:span><text:span text:style-name="T7_6">:</text:span><text:span text:style-name="T7_7"><text:s/></text:span><text:span text:style-name="T7_8">13<text:s/></text:span><text:span text:style-name="T7_9">de</text:span><text:span text:style-name="T7_10"><text:s/></text:span><text:span text:style-name="T7_11">Dezembro</text:span><text:span text:style-name="T7_12"><text:s/></text:span><text:span text:style-name="T7_13">de</text:span><text:span text:style-name="T7_14"><text:s/>2016</text:span></text:p>
      <text:p text:style-name="P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9"><text:span text:style-name="T9_1">Tabela</text:span><text:span text:style-name="T9_2"><text:s/></text:span><text:span text:style-name="T9_3">de</text:span><text:span text:style-name="T9_4"><text:s/></text:span><text:span text:style-name="T9_5">Versões</text:span></text:p>
          </table:table-cell>
          <table:table-cell table:style-name="Cell2">
            <text:p text:style-name="P10"/>
          </table:table-cell>
          <table:table-cell table:style-name="Cell3">
            <text:p text:style-name="P11"/>
          </table:table-cell>
          <table:table-cell table:style-name="Cell4">
            <text:p text:style-name="P12"/>
          </table:table-cell>
        </table:table-row>
        <table:table-row table:style-name="Row2">
          <table:table-cell table:style-name="Cell5">
            <text:p text:style-name="P13"><text:span text:style-name="T13_1">Data</text:span></text:p>
          </table:table-cell>
          <table:table-cell table:style-name="Cell6">
            <text:p text:style-name="P14"><text:span text:style-name="T14_1">Versão</text:span></text:p>
          </table:table-cell>
          <table:table-cell table:style-name="Cell7">
            <text:p text:style-name="P15"><text:span text:style-name="T15_1">Autor</text:span></text:p>
          </table:table-cell>
          <table:table-cell table:style-name="Cell8">
            <text:p text:style-name="P16"><text:span text:style-name="T16_1">Descrição</text:span></text:p>
          </table:table-cell>
        </table:table-row>
        <table:table-row table:style-name="Row3">
          <table:table-cell table:style-name="Cell9">
            <text:p text:style-name="P17"/>
          </table:table-cell>
          <table:table-cell table:style-name="Cell10">
            <text:p text:style-name="P18"><text:span text:style-name="T18_1">1.0.0</text:span></text:p>
          </table:table-cell>
          <table:table-cell table:style-name="Cell11">
            <text:p text:style-name="P19"/>
          </table:table-cell>
          <table:table-cell table:style-name="Cell12">
            <text:p text:style-name="P20"/>
          </table:table-cell>
        </table:table-row>
      </table:table>
      <text:p text:style-name="P21"/>
      <text:p text:style-name="P22"><text:span text:style-name="T22_1">Qual</text:span><text:span text:style-name="T22_2"><text:s/></text:span><text:span text:style-name="T22_3">oportunidade</text:span><text:span text:style-name="T22_4"><text:s/></text:span><text:span text:style-name="T22_5">está</text:span><text:span text:style-name="T22_6"><text:s/></text:span><text:span text:style-name="T22_7">sendo</text:span><text:span text:style-name="T22_8"><text:s/></text:span><text:span text:style-name="T22_9">aproveitada</text:span><text:span text:style-name="T22_10"><text:s/></text:span><text:span text:style-name="T22_11">por</text:span><text:span text:style-name="T22_12"><text:s/></text:span><text:span text:style-name="T22_13">meio</text:span><text:span text:style-name="T22_14"><text:s/></text:span><text:span text:style-name="T22_15">deste</text:span><text:span text:style-name="T22_16"><text:s/></text:span><text:span text:style-name="T22_17">projeto</text:span><text:span text:style-name="T22_18">?</text:span></text:p>
      <text:p text:style-name="P23"><text:span text:style-name="T23_1">Com</text:span><text:span text:style-name="T23_2"><text:s/></text:span><text:span text:style-name="T23_3">esse</text:span><text:span text:style-name="T23_4"><text:s/></text:span><text:span text:style-name="T23_5">projeto</text:span><text:span text:style-name="T23_6">,<text:s/></text:span><text:span text:style-name="T23_7">há</text:span><text:span text:style-name="T23_8"><text:s/></text:span><text:span text:style-name="T23_9">a</text:span><text:span text:style-name="T23_10"><text:s/></text:span><text:span text:style-name="T23_11">oportunidade</text:span><text:span text:style-name="T23_12"><text:s/></text:span><text:span text:style-name="T23_13">de</text:span><text:span text:style-name="T23_14"><text:s/></text:span><text:span text:style-name="T23_15">conhecer</text:span><text:span text:style-name="T23_16"><text:s/></text:span><text:span text:style-name="T23_17">melhor</text:span><text:span text:style-name="T23_18"><text:s/></text:span><text:span text:style-name="T23_19">como</text:span><text:span text:style-name="T23_20"><text:s/></text:span><text:span text:style-name="T23_21">funciona</text:span><text:span text:style-name="T23_22"><text:s/></text:span><text:span text:style-name="T23_23">alguns</text:span><text:span text:style-name="T23_24"><text:s/></text:span><text:span text:style-name="T23_25">processos</text:span><text:span text:style-name="T23_26"><text:s/></text:span><text:span text:style-name="T23_27">em</text:span><text:span text:style-name="T23_28"><text:s/></text:span><text:span text:style-name="T23_29">centros</text:span><text:span text:style-name="T23_30"><text:s/></text:span><text:span text:style-name="T23_31">de</text:span><text:span text:style-name="T23_32"><text:s/></text:span><text:span text:style-name="T23_33">doação</text:span><text:span text:style-name="T23_34"><text:s/></text:span><text:span text:style-name="T23_35">de</text:span><text:span text:style-name="T23_36"><text:s/></text:span><text:span text:style-name="T23_37">sangue</text:span><text:span text:style-name="T23_38">,<text:s/></text:span><text:span text:style-name="T23_39">desde</text:span><text:span text:style-name="T23_40"><text:s/></text:span><text:span text:style-name="T23_41">dados</text:span><text:span text:style-name="T23_42"><text:s/></text:span><text:span text:style-name="T23_43">técnicos</text:span><text:span text:style-name="T23_44"><text:s/></text:span><text:span text:style-name="T23_45">até</text:span><text:span text:style-name="T23_46"><text:s/></text:span><text:span text:style-name="T23_47">procedimentos</text:span><text:span text:style-name="T23_48"><text:s/></text:span><text:span text:style-name="T23_49">que</text:span><text:span text:style-name="T23_50"><text:s/></text:span><text:span text:style-name="T23_51">os</text:span><text:span text:style-name="T23_52"><text:s/></text:span><text:span text:style-name="T23_53">funcionários</text:span><text:span text:style-name="T23_54"><text:s/></text:span><text:span text:style-name="T23_55">devem</text:span><text:span text:style-name="T23_56"><text:s/></text:span><text:span text:style-name="T23_57">efetuar</text:span><text:span text:style-name="T23_58"><text:s/></text:span><text:span text:style-name="T23_59">para</text:span><text:span text:style-name="T23_60"><text:s/></text:span><text:span text:style-name="T23_61">cada</text:span><text:span text:style-name="T23_62"><text:s/></text:span><text:span text:style-name="T23_63">doador</text:span><text:span text:style-name="T23_64">.<text:s/></text:span></text:p>
      <text:h text:style-name="P24" text:outline-level="10"><text:span text:style-name="T24_1">Objetivos</text:span><text:span text:style-name="T24_2"><text:s/></text:span><text:span text:style-name="T24_3">do</text:span><text:span text:style-name="T24_4"><text:s/></text:span><text:span text:style-name="T24_5">Projeto</text:span></text:h>
      <text:list text:style-name="LS1" xml:id="list0">
        <text:list-item>
          <text:p text:style-name="P25"><text:span text:style-name="T25_1">O</text:span><text:span text:style-name="T25_2"><text:s/></text:span><text:span text:style-name="T25_3">objetivo</text:span><text:span text:style-name="T25_4"><text:s/></text:span><text:span text:style-name="T25_5">desse</text:span><text:span text:style-name="T25_6"><text:s/></text:span><text:span text:style-name="T25_7">projeto</text:span><text:span text:style-name="T25_8"><text:s/></text:span><text:span text:style-name="T25_9">é</text:span><text:span text:style-name="T25_10"><text:s/></text:span><text:span text:style-name="T25_11">de</text:span><text:span text:style-name="T25_12"><text:s/></text:span><text:span text:style-name="T25_13">criar</text:span><text:span text:style-name="T25_14"><text:s/></text:span><text:span text:style-name="T25_15">um</text:span><text:span text:style-name="T25_16"><text:s/></text:span><text:span text:style-name="T25_17">sistema</text:span><text:span text:style-name="T25_18"><text:s/></text:span><text:span text:style-name="T25_19">de</text:span><text:span text:style-name="T25_20"><text:s/></text:span><text:span text:style-name="T25_21">Controle</text:span><text:span text:style-name="T25_22"><text:s/></text:span><text:span text:style-name="T25_23">de</text:span><text:span text:style-name="T25_24"><text:s/></text:span><text:span text:style-name="T25_25">Doação</text:span><text:span text:style-name="T25_26"><text:s/></text:span><text:span text:style-name="T25_27">para</text:span><text:span text:style-name="T25_28"><text:s/></text:span><text:span text:style-name="T25_29">um</text:span><text:span text:style-name="T25_30"><text:s/></text:span><text:span text:style-name="T25_31">Centro</text:span><text:span text:style-name="T25_32"><text:s/></text:span><text:span text:style-name="T25_33">de</text:span><text:span text:style-name="T25_34"><text:s/></text:span><text:span text:style-name="T25_35">Doadores</text:span><text:span text:style-name="T25_36"><text:s/></text:span><text:span text:style-name="T25_37">de</text:span><text:span text:style-name="T25_38"><text:s/></text:span><text:span text:style-name="T25_39">Sangue</text:span><text:span text:style-name="T25_40">.</text:span></text:p>
        </text:list-item>
        <text:list-item>
          <text:p text:style-name="P26"><text:span text:style-name="T26_1">Tem</text:span><text:span text:style-name="T26_2"><text:s/></text:span><text:span text:style-name="T26_3">como</text:span><text:span text:style-name="T26_4"><text:s/></text:span><text:span text:style-name="T26_5">finalidade</text:span><text:span text:style-name="T26_6"><text:s/></text:span><text:span text:style-name="T26_7">auxiliar</text:span><text:span text:style-name="T26_8"><text:s/></text:span><text:span text:style-name="T26_9">as</text:span><text:span text:style-name="T26_10"><text:s/></text:span><text:span text:style-name="T26_11">tarefas</text:span><text:span text:style-name="T26_12"><text:s/></text:span><text:span text:style-name="T26_13">de</text:span><text:span text:style-name="T26_14"><text:s/></text:span><text:span text:style-name="T26_15">triagem</text:span><text:span text:style-name="T26_16">,<text:s/></text:span><text:span text:style-name="T26_17">coleta</text:span><text:span text:style-name="T26_18"><text:s/></text:span><text:span text:style-name="T26_19">e</text:span><text:span text:style-name="T26_20"><text:s/></text:span><text:span text:style-name="T26_21">estoque</text:span><text:span text:style-name="T26_22"><text:s/></text:span><text:span text:style-name="T26_23">de</text:span><text:span text:style-name="T26_24"><text:s/></text:span><text:span text:style-name="T26_25">sangue</text:span><text:span text:style-name="T26_26">.</text:span></text:p>
        </text:list-item>
        <text:list-item>
          <text:p text:style-name="P27"><text:span text:style-name="T27_1">Otimizar</text:span><text:span text:style-name="T27_2"><text:s/></text:span><text:span text:style-name="T27_3">as</text:span><text:span text:style-name="T27_4"><text:s/></text:span><text:span text:style-name="T27_5">rotinas</text:span><text:span text:style-name="T27_6"><text:s/></text:span><text:span text:style-name="T27_7">de</text:span><text:span text:style-name="T27_8"><text:s/></text:span><text:span text:style-name="T27_9">doação</text:span><text:span text:style-name="T27_10"><text:s/></text:span><text:span text:style-name="T27_11">e</text:span><text:span text:style-name="T27_12"><text:s/></text:span><text:span text:style-name="T27_13">os</text:span><text:span text:style-name="T27_14"><text:s/></text:span><text:span text:style-name="T27_15">procedimentos</text:span><text:span text:style-name="T27_16"><text:s/></text:span><text:span text:style-name="T27_17">do</text:span><text:span text:style-name="T27_18"><text:s/></text:span><text:span text:style-name="T27_19">hemocentro</text:span><text:span text:style-name="T27_20">.</text:span></text:p>
        </text:list-item>
        <text:list-item>
          <text:p text:style-name="P28"><text:span text:style-name="T28_1">Auxiliar</text:span><text:span text:style-name="T28_2"><text:s/></text:span><text:span text:style-name="T28_3">na</text:span><text:span text:style-name="T28_4"><text:s/></text:span><text:span text:style-name="T28_5">identificação</text:span><text:span text:style-name="T28_6"><text:s/></text:span><text:span text:style-name="T28_7">do</text:span><text:span text:style-name="T28_8"><text:s/></text:span><text:span text:style-name="T28_9">doador</text:span><text:span text:style-name="T28_10"><text:s/></text:span><text:span text:style-name="T28_11">até</text:span><text:span text:style-name="T28_12"><text:s/></text:span><text:span text:style-name="T28_13">o</text:span><text:span text:style-name="T28_14"><text:s/></text:span><text:span text:style-name="T28_15">momento</text:span><text:span text:style-name="T28_16"><text:s/></text:span><text:span text:style-name="T28_17">em</text:span><text:span text:style-name="T28_18"><text:s/></text:span><text:span text:style-name="T28_19">que</text:span><text:span text:style-name="T28_20"><text:s/></text:span><text:span text:style-name="T28_21">a</text:span><text:span text:style-name="T28_22"><text:s/></text:span><text:span text:style-name="T28_23">doação</text:span><text:span text:style-name="T28_24"><text:s/></text:span><text:span text:style-name="T28_25">é</text:span><text:span text:style-name="T28_26"><text:s/></text:span><text:span text:style-name="T28_27">concluída</text:span><text:span text:style-name="T28_28">.<text:s/></text:span></text:p>
        </text:list-item>
        <text:list-item>
          <text:p text:style-name="P29"><text:span text:style-name="T29_1">Registrar</text:span><text:span text:style-name="T29_2"><text:s/></text:span><text:span text:style-name="T29_3">informações</text:span><text:span text:style-name="T29_4"><text:s/></text:span><text:span text:style-name="T29_5">de</text:span><text:span text:style-name="T29_6"><text:s/></text:span><text:span text:style-name="T29_7">pessoas</text:span><text:span text:style-name="T29_8"><text:s/></text:span><text:span text:style-name="T29_9">que</text:span><text:span text:style-name="T29_10"><text:s/></text:span><text:span text:style-name="T29_11">doaram</text:span><text:span text:style-name="T29_12"><text:s/></text:span><text:span text:style-name="T29_13">ou</text:span><text:span text:style-name="T29_14"><text:s/></text:span><text:span text:style-name="T29_15">vão</text:span><text:span text:style-name="T29_16"><text:s/></text:span><text:span text:style-name="T29_17">doar</text:span><text:span text:style-name="T29_18"><text:s/></text:span><text:span text:style-name="T29_19">sangue</text:span><text:span text:style-name="T29_20"><text:s/></text:span><text:span text:style-name="T29_21">em</text:span><text:span text:style-name="T29_22"><text:s/></text:span><text:span text:style-name="T29_23">sua</text:span><text:span text:style-name="T29_24"><text:s/></text:span><text:span text:style-name="T29_25">unidade</text:span><text:span text:style-name="T29_26">,<text:s/></text:span><text:span text:style-name="T29_27">informações</text:span><text:span text:style-name="T29_28"><text:s/></text:span><text:span text:style-name="T29_29">sobre</text:span><text:span text:style-name="T29_30"><text:s/></text:span><text:span text:style-name="T29_31">as</text:span><text:span text:style-name="T29_32"><text:s/></text:span><text:span text:style-name="T29_33">doações</text:span><text:span text:style-name="T29_34"><text:s/></text:span><text:span text:style-name="T29_35">e</text:span><text:span text:style-name="T29_36"><text:s/></text:span><text:span text:style-name="T29_37">sobre</text:span><text:span text:style-name="T29_38"><text:s/></text:span><text:span text:style-name="T29_39">o</text:span><text:span text:style-name="T29_40"><text:s/></text:span><text:span text:style-name="T29_41">estoque</text:span><text:span text:style-name="T29_42"><text:s/></text:span><text:span text:style-name="T29_43">de</text:span><text:span text:style-name="T29_44"><text:s/></text:span><text:span text:style-name="T29_45">sangue</text:span><text:span text:style-name="T29_46">.</text:span></text:p>
        </text:list-item>
      </text:list>
      <text:h text:style-name="P30" text:outline-level="10"><text:span text:style-name="T30_1">Entregas</text:span><text:span text:style-name="T30_2"><text:s/></text:span><text:span text:style-name="T30_3">Previstas</text:span><text:span text:style-name="T30_4"><text:s/></text:span><text:span text:style-name="T30_5">para</text:span><text:span text:style-name="T30_6"><text:s/></text:span><text:span text:style-name="T30_7">o</text:span><text:span text:style-name="T30_8"><text:s/></text:span><text:span text:style-name="T30_9">Projeto</text:span></text:h>
      <text:h text:style-name="P31" text:outline-level="10"><text:span text:style-name="T31_1">Entregas</text:span><text:span text:style-name="T31_2"><text:s/></text:span><text:span text:style-name="T31_3">e</text:span><text:span text:style-name="T31_4"><text:s/></text:span><text:span text:style-name="T31_5">Critérios</text:span><text:span text:style-name="T31_6"><text:s/></text:span><text:span text:style-name="T31_7">de</text:span><text:span text:style-name="T31_8"><text:s/></text:span><text:span text:style-name="T31_9">Aceitação</text:span></text:h>
      <text:h text:style-name="P32" text:outline-level="10"><text:span text:style-name="T32_1">Premissas</text:span><text:span text:style-name="T32_2"><text:s/></text:span><text:span text:style-name="T32_3">do</text:span><text:span text:style-name="T32_4"><text:s/></text:span><text:span text:style-name="T32_5">Projeto</text:span></text:h>
      <text:list text:style-name="LS2" xml:id="list5">
        <text:list-item>
          <text:p text:style-name="P33"><text:span text:style-name="T33_1">O</text:span><text:span text:style-name="T33_2"><text:s/></text:span><text:span text:style-name="T33_3">sistema</text:span><text:span text:style-name="T33_4"><text:s/></text:span><text:span text:style-name="T33_5">deverá</text:span><text:span text:style-name="T33_6"><text:s/></text:span><text:span text:style-name="T33_7">ser</text:span><text:span text:style-name="T33_8"><text:s/></text:span><text:span text:style-name="T33_9">multiplataforma</text:span></text:p>
        </text:list-item>
        <text:list-item>
          <text:p text:style-name="P34"><text:span text:style-name="T34_1">Será</text:span><text:span text:style-name="T34_2"><text:s/></text:span><text:span text:style-name="T34_3">desenvolvido</text:span><text:span text:style-name="T34_4"><text:s/></text:span><text:span text:style-name="T34_5">em</text:span><text:span text:style-name="T34_6"><text:s/></text:span><text:span text:style-name="T34_7">PHP</text:span><text:span text:style-name="T34_8">.</text:span></text:p>
        </text:list-item>
        <text:list-item>
          <text:p text:style-name="P35"><text:span text:style-name="T35_1">Deverá</text:span><text:span text:style-name="T35_2"><text:s/></text:span><text:span text:style-name="T35_3">utilizar</text:span><text:span text:style-name="T35_4"><text:s/></text:span><text:span text:style-name="T35_5">um</text:span><text:span text:style-name="T35_6"><text:s/></text:span><text:span text:style-name="T35_7">SGBD</text:span><text:span text:style-name="T35_8"><text:s/>(<text:s/></text:span><text:span text:style-name="T35_9">Sistema</text:span><text:span text:style-name="T35_10"><text:s/></text:span><text:span text:style-name="T35_11">de</text:span><text:span text:style-name="T35_12"><text:s/></text:span><text:span text:style-name="T35_13">Gerenciamento</text:span><text:span text:style-name="T35_14"><text:s/></text:span><text:span text:style-name="T35_15">de</text:span><text:span text:style-name="T35_16"><text:s/></text:span><text:span text:style-name="T35_17">Banco</text:span><text:span text:style-name="T35_18"><text:s/></text:span><text:span text:style-name="T35_19">de</text:span><text:span text:style-name="T35_20"><text:s/></text:span><text:span text:style-name="T35_21">Dados</text:span><text:span text:style-name="T35_22">)<text:s/></text:span><text:span text:style-name="T35_23">para</text:span><text:span text:style-name="T35_24"><text:s/></text:span><text:span text:style-name="T35_25">armazenar</text:span><text:span text:style-name="T35_26"><text:s/></text:span><text:span text:style-name="T35_27">as</text:span><text:span text:style-name="T35_28"><text:s/></text:span><text:span text:style-name="T35_29">informações</text:span><text:span text:style-name="T35_30">.</text:span></text:p>
        </text:list-item>
        <text:list-item>
          <text:p text:style-name="P36"><text:span text:style-name="T36_1">Proporcionará</text:span><text:span text:style-name="T36_2"><text:s/></text:span><text:span text:style-name="T36_3">funcionalidades</text:span><text:span text:style-name="T36_4"><text:s/></text:span><text:span text:style-name="T36_5">em</text:span><text:span text:style-name="T36_6"><text:s/></text:span><text:span text:style-name="T36_7">dois</text:span><text:span text:style-name="T36_8"><text:s/></text:span><text:span text:style-name="T36_9">níveis</text:span><text:span text:style-name="T36_10"><text:s/></text:span><text:span text:style-name="T36_11">de</text:span><text:span text:style-name="T36_12"><text:s/></text:span><text:span text:style-name="T36_13">acesso</text:span><text:span text:style-name="T36_14">,<text:s/></text:span><text:span text:style-name="T36_15">para</text:span><text:span text:style-name="T36_16"><text:s/></text:span><text:span text:style-name="T36_17">o</text:span><text:span text:style-name="T36_18"><text:s/></text:span><text:span text:style-name="T36_19">gerente</text:span><text:span text:style-name="T36_20"><text:s/></text:span><text:span text:style-name="T36_21">e</text:span><text:span text:style-name="T36_22"><text:s/></text:span><text:span text:style-name="T36_23">o</text:span><text:span text:style-name="T36_24"><text:s/></text:span><text:span text:style-name="T36_25">funcionário</text:span><text:span text:style-name="T36_26">.</text:span></text:p>
        </text:list-item>
        <text:list-item>
          <text:p text:style-name="P37"><text:span text:style-name="T37_1">Deve</text:span><text:span text:style-name="T37_2"><text:s/></text:span><text:span text:style-name="T37_3">permitir</text:span><text:span text:style-name="T37_4"><text:s/></text:span><text:span text:style-name="T37_5">o</text:span><text:span text:style-name="T37_6"><text:s/></text:span><text:span text:style-name="T37_7">uso</text:span><text:span text:style-name="T37_8"><text:s/></text:span><text:span text:style-name="T37_9">em</text:span><text:span text:style-name="T37_10"><text:s/></text:span><text:span text:style-name="T37_11">diferentes</text:span><text:span text:style-name="T37_12"><text:s/></text:span><text:span text:style-name="T37_13">computadores</text:span><text:span text:style-name="T37_14"><text:s/></text:span><text:span text:style-name="T37_15">em</text:span><text:span text:style-name="T37_16"><text:s/></text:span><text:span text:style-name="T37_17">rede</text:span><text:span text:style-name="T37_18"><text:s/></text:span><text:span text:style-name="T37_19">e</text:span><text:span text:style-name="T37_20"><text:s/></text:span><text:span text:style-name="T37_21">compartilhar</text:span><text:span text:style-name="T37_22"><text:s/></text:span><text:span text:style-name="T37_23">informações</text:span><text:span text:style-name="T37_24">.</text:span></text:p>
        </text:list-item>
      </text:list>
      <text:h text:style-name="P38" text:outline-level="10"><text:span text:style-name="T38_1">Restrições</text:span><text:span text:style-name="T38_2"><text:s/></text:span><text:span text:style-name="T38_3">do</text:span><text:span text:style-name="T38_4"><text:s/></text:span><text:span text:style-name="T38_5">Projeto</text:span></text:h>
      <text:p text:style-name="P39"><text:span text:style-name="T39_1"><text:s/></text:span><text:span text:style-name="T39_2">O</text:span><text:span text:style-name="T39_3"><text:s/></text:span><text:span text:style-name="T39_4">projeto</text:span><text:span text:style-name="T39_5"><text:s/></text:span><text:span text:style-name="T39_6">possui</text:span><text:span text:style-name="T39_7"><text:s/></text:span><text:span text:style-name="T39_8">uma</text:span><text:span text:style-name="T39_9"><text:s/></text:span><text:span text:style-name="T39_10">restrição</text:span><text:span text:style-name="T39_11"><text:s/></text:span><text:span text:style-name="T39_12">correspondente</text:span><text:span text:style-name="T39_13"><text:s/></text:span><text:span text:style-name="T39_14">a</text:span><text:span text:style-name="T39_15"><text:s/></text:span><text:span text:style-name="T39_16">segurança</text:span><text:span text:style-name="T39_17">,<text:s/></text:span><text:span text:style-name="T39_18">permitindo</text:span><text:span text:style-name="T39_19"><text:s/></text:span><text:span text:style-name="T39_20">que</text:span><text:span text:style-name="T39_21"><text:s/></text:span><text:span text:style-name="T39_22">apenas</text:span><text:span text:style-name="T39_23"><text:s/></text:span><text:span text:style-name="T39_24">o</text:span><text:span text:style-name="T39_25"><text:s/></text:span><text:span text:style-name="T39_26">gerente</text:span><text:span text:style-name="T39_27"><text:s/></text:span><text:span text:style-name="T39_28">possa</text:span><text:span text:style-name="T39_29"><text:s/></text:span><text:span text:style-name="T39_30">indicar</text:span><text:span text:style-name="T39_31"><text:s/></text:span><text:span text:style-name="T39_32">quais</text:span><text:span text:style-name="T39_33"><text:s/></text:span><text:span text:style-name="T39_34">funcionários</text:span><text:span text:style-name="T39_35"><text:s/></text:span><text:span text:style-name="T39_36">poderão</text:span><text:span text:style-name="T39_37"><text:s/></text:span><text:span text:style-name="T39_38">utilizar</text:span><text:span text:style-name="T39_39"><text:s/></text:span><text:span text:style-name="T39_40">o</text:span><text:span text:style-name="T39_41"><text:s/></text:span><text:span text:style-name="T39_42">sistema</text:span><text:span text:style-name="T39_43">.<text:s/></text:span><text:span text:style-name="T39_44">Somente</text:span><text:span text:style-name="T39_45"><text:s/></text:span><text:span text:style-name="T39_46">os</text:span><text:span text:style-name="T39_47"><text:s/></text:span><text:span text:style-name="T39_48">funcionários</text:span><text:span text:style-name="T39_49"><text:s/></text:span><text:span text:style-name="T39_50">indicados</text:span><text:span text:style-name="T39_51"><text:s/></text:span><text:span text:style-name="T39_52">pelo</text:span><text:span text:style-name="T39_53"><text:s/></text:span><text:span text:style-name="T39_54">gerente</text:span><text:span text:style-name="T39_55"><text:s/></text:span><text:span text:style-name="T39_56">poderão</text:span><text:span text:style-name="T39_57"><text:s/></text:span><text:span text:style-name="T39_58">utilizar</text:span><text:span text:style-name="T39_59"><text:s/></text:span><text:span text:style-name="T39_60">as</text:span><text:span text:style-name="T39_61"><text:s/></text:span><text:span text:style-name="T39_62">funções</text:span><text:span text:style-name="T39_63"><text:s/></text:span><text:span text:style-name="T39_64">relacionadas</text:span><text:span text:style-name="T39_65"><text:s/></text:span><text:span text:style-name="T39_66">à</text:span><text:span text:style-name="T39_67"><text:s/></text:span><text:span text:style-name="T39_68">triagem</text:span><text:span text:style-name="T39_69"><text:s/></text:span><text:span text:style-name="T39_70">e</text:span><text:span text:style-name="T39_71"><text:s/></text:span><text:span text:style-name="T39_72">coleta</text:span><text:span text:style-name="T39_73">.</text:span></text:p>
      <text:p text:style-name="P40"/>
      <text:h text:style-name="P41" text:outline-level="10"><text:span text:style-name="T41_1">Cronograma</text:span><text:span text:style-name="T41_2"><text:s/></text:span><text:span text:style-name="T41_3">Preliminar</text:span></text:h>
      <text:p text:style-name="P42"/>
      <table:table table:style-name="Table2">
        <table:table-column table:style-name="Column5"/>
        <table:table-column table:style-name="Column6"/>
        <table:table-column table:style-name="Column7"/>
        <table:table-row table:style-name="Row4">
          <table:table-cell table:style-name="Cell13">
            <text:p text:style-name="P43"><text:span text:style-name="T43_1">Descrição</text:span></text:p>
          </table:table-cell>
          <table:table-cell table:style-name="Cell14">
            <text:p text:style-name="P44"><text:span text:style-name="T44_1">Data</text:span></text:p>
          </table:table-cell>
          <table:table-cell table:style-name="Cell15">
            <text:p text:style-name="P45"><text:span text:style-name="T45_1">Responsável</text:span></text:p>
          </table:table-cell>
        </table:table-row>
        <table:table-row table:style-name="Row5">
          <table:table-cell table:style-name="Cell16">
            <text:p text:style-name="P46"><text:span text:style-name="T46_1">Documentação</text:span></text:p>
          </table:table-cell>
          <table:table-cell table:style-name="Cell17">
            <text:p text:style-name="P47"/>
          </table:table-cell>
          <table:table-cell table:style-name="Cell18">
            <text:p text:style-name="P48"/>
          </table:table-cell>
        </table:table-row>
        <table:table-row table:style-name="Row6">
          <table:table-cell table:style-name="Cell19">
            <text:p text:style-name="P49"><text:span text:style-name="T49_1">Prototipagem</text:span></text:p>
          </table:table-cell>
          <table:table-cell table:style-name="Cell20">
            <text:p text:style-name="P50"/>
          </table:table-cell>
          <table:table-cell table:style-name="Cell21">
            <text:p text:style-name="P51"/>
          </table:table-cell>
        </table:table-row>
        <table:table-row table:style-name="Row7">
          <table:table-cell table:style-name="Cell22">
            <text:p text:style-name="P52"><text:span text:style-name="T52_1">Reunião</text:span></text:p>
          </table:table-cell>
          <table:table-cell table:style-name="Cell23">
            <text:p text:style-name="P53"><text:span text:style-name="T53_1">Semanal</text:span></text:p>
          </table:table-cell>
          <table:table-cell table:style-name="Cell24">
            <text:p text:style-name="P54"><text:span text:style-name="T54_1">Todos</text:span></text:p>
          </table:table-cell>
        </table:table-row>
        <table:table-row table:style-name="Row8">
          <table:table-cell table:style-name="Cell25">
            <text:p text:style-name="P55"><text:span text:style-name="T55_1">Desenvolvimento</text:span></text:p>
          </table:table-cell>
          <table:table-cell table:style-name="Cell26">
            <text:p text:style-name="P56"/>
          </table:table-cell>
          <table:table-cell table:style-name="Cell27">
            <text:p text:style-name="P57"><text:span text:style-name="T57_1">Vinícius</text:span><text:span text:style-name="T57_2"><text:s/></text:span><text:span text:style-name="T57_3">Ribeiro</text:span></text:p>
          </table:table-cell>
        </table:table-row>
      </table:table>
      <text:p text:style-name="P58"/>
      <text:h text:style-name="P59" text:outline-level="10"><text:span text:style-name="T59_1">Orçamento</text:span><text:span text:style-name="T59_2"><text:s/></text:span><text:span text:style-name="T59_3">Preliminar</text:span></text:h>
      <text:h text:style-name="P60" text:outline-level="10"><text:span text:style-name="T60_1">Riscos</text:span><text:span text:style-name="T60_2"><text:s/></text:span><text:span text:style-name="T60_3">Iniciais</text:span><text:span text:style-name="T60_4"><text:s/></text:span><text:span text:style-name="T60_5">Relacionados</text:span><text:span text:style-name="T60_6"><text:s/></text:span><text:span text:style-name="T60_7">ao</text:span><text:span text:style-name="T60_8"><text:s/></text:span><text:span text:style-name="T60_9">Projeto</text:span></text:h>
      <text:p text:style-name="P61"><text:span text:style-name="T61_1">Sessão</text:span><text:span text:style-name="T61_2"><text:s/></text:span><text:span text:style-name="T61_3">de</text:span><text:span text:style-name="T61_4"><text:s/></text:span><text:span text:style-name="T61_5">Ferramentas</text:span><text:span text:style-name="T61_6"><text:s/></text:span><text:span text:style-name="T61_7">e</text:span><text:span text:style-name="T61_8"><text:s/></text:span><text:span text:style-name="T61_9">Controle</text:span><text:span text:style-name="T61_10"><text:s/></text:span><text:span text:style-name="T61_11">de</text:span><text:span text:style-name="T61_12"><text:s/></text:span><text:span text:style-name="T61_13">Versão</text:span><text:span text:style-name="T61_14">:</text:span></text:p>
      <text:list text:style-name="LS3" xml:id="list10">
        <text:list-item>
          <text:p text:style-name="P62"><text:span text:style-name="T62_1">Ferramentas</text:span><text:span text:style-name="T62_2">:<text:s/></text:span><text:span text:style-name="T62_3"><text:a xlink:type="simple" xlink:href="https://github.com/ES2-2016"><text:span text:style-name="T62_4">https</text:span></text:a></text:span><text:span text:style-name="T62_5"><text:a xlink:type="simple" xlink:href="https://github.com/ES2-2016"><text:span text:style-name="T62_6">://</text:span></text:a></text:span><text:span text:style-name="T62_7"><text:a xlink:type="simple" xlink:href="https://github.com/ES2-2016"><text:span text:style-name="T62_8">github</text:span></text:a></text:span><text:span text:style-name="T62_9"><text:a xlink:type="simple" xlink:href="https://github.com/ES2-2016"><text:span text:style-name="T62_10">.</text:span></text:a></text:span><text:span text:style-name="T62_11"><text:a xlink:type="simple" xlink:href="https://github.com/ES2-2016"><text:span text:style-name="T62_12">com</text:span></text:a></text:span><text:span text:style-name="T62_13"><text:a xlink:type="simple" xlink:href="https://github.com/ES2-2016"><text:span text:style-name="T62_14">/</text:span></text:a></text:span><text:span text:style-name="T62_15"><text:a xlink:type="simple" xlink:href="https://github.com/ES2-2016"><text:span text:style-name="T62_16">ES</text:span></text:a></text:span><text:span text:style-name="T62_17"><text:a xlink:type="simple" xlink:href="https://github.com/ES2-2016"><text:span text:style-name="T62_18">2-2016</text:span></text:a></text:span><text:span text:style-name="T62_19"><text:s/></text:span></text:p>
        </text:list-item>
        <text:list-item>
          <text:p text:style-name="P63"><text:span text:style-name="T63_1">Controle</text:span><text:span text:style-name="T63_2"><text:s/></text:span><text:span text:style-name="T63_3">de</text:span><text:span text:style-name="T63_4"><text:s/></text:span><text:span text:style-name="T63_5">Versão</text:span><text:span text:style-name="T63_6">:<text:s/></text:span><text:span text:style-name="T63_7"><text:a xlink:type="simple" xlink:href="https://github.com/ES2-2016/Felipe/issues"><text:span text:style-name="T63_8">https</text:span></text:a></text:span><text:span text:style-name="T63_9"><text:a xlink:type="simple" xlink:href="https://github.com/ES2-2016/Felipe/issues"><text:span text:style-name="T63_10">://</text:span></text:a></text:span><text:span text:style-name="T63_11"><text:a xlink:type="simple" xlink:href="https://github.com/ES2-2016/Felipe/issues"><text:span text:style-name="T63_12">github</text:span></text:a></text:span><text:span text:style-name="T63_13"><text:a xlink:type="simple" xlink:href="https://github.com/ES2-2016/Felipe/issues"><text:span text:style-name="T63_14">.</text:span></text:a></text:span><text:span text:style-name="T63_15"><text:a xlink:type="simple" xlink:href="https://github.com/ES2-2016/Felipe/issues"><text:span text:style-name="T63_16">com</text:span></text:a></text:span><text:span text:style-name="T63_17"><text:a xlink:type="simple" xlink:href="https://github.com/ES2-2016/Felipe/issues"><text:span text:style-name="T63_18">/</text:span></text:a></text:span><text:span text:style-name="T63_19"><text:a xlink:type="simple" xlink:href="https://github.com/ES2-2016/Felipe/issues"><text:span text:style-name="T63_20">ES</text:span></text:a></text:span><text:span text:style-name="T63_21"><text:a xlink:type="simple" xlink:href="https://github.com/ES2-2016/Felipe/issues"><text:span text:style-name="T63_22">2-2016/</text:span></text:a></text:span><text:span text:style-name="T63_23"><text:a xlink:type="simple" xlink:href="https://github.com/ES2-2016/Felipe/issues"><text:span text:style-name="T63_24">Felipe</text:span></text:a></text:span><text:span text:style-name="T63_25"><text:a xlink:type="simple" xlink:href="https://github.com/ES2-2016/Felipe/issues"><text:span text:style-name="T63_26">/</text:span></text:a></text:span><text:span text:style-name="T63_27"><text:a xlink:type="simple" xlink:href="https://github.com/ES2-2016/Felipe/issues"><text:span text:style-name="T63_28">issues</text:span></text:a></text:span><text:span text:style-name="T63_29"><text:s/></text:span></text:p>
        </text:list-item>
      </text:list>
      <text:h text:style-name="P64" text:outline-level="10"><text:span text:style-name="T64_1">Pré</text:span><text:span text:style-name="T64_2">-</text:span><text:span text:style-name="T64_3">designação</text:span><text:span text:style-name="T64_4"><text:s/></text:span><text:span text:style-name="T64_5">da</text:span><text:span text:style-name="T64_6"><text:s/></text:span><text:span text:style-name="T64_7">Equipe</text:span></text:h>
      <text:list text:style-name="LS4" xml:id="list12">
        <text:list-item>
          <text:p text:style-name="P65"><text:span text:style-name="T65_1">Gerente</text:span><text:span text:style-name="T65_2">:<text:s/></text:span><text:span text:style-name="T65_3">Luís</text:span><text:span text:style-name="T65_4"><text:s/></text:span><text:span text:style-name="T65_5">Fernando</text:span></text:p>
        </text:list-item>
        <text:list-item>
          <text:p text:style-name="P66"><text:span text:style-name="T66_1">Analista</text:span><text:span text:style-name="T66_2">:<text:s/></text:span><text:span text:style-name="T66_3">Felipe</text:span><text:span text:style-name="T66_4"><text:s/></text:span><text:span text:style-name="T66_5">Fronchetti</text:span></text:p>
        </text:list-item>
        <text:list-item>
          <text:p text:style-name="P67"><text:span text:style-name="T67_1">Testadora</text:span><text:span text:style-name="T67_2">:<text:s/></text:span><text:span text:style-name="T67_3">Noemi</text:span><text:span text:style-name="T67_4"><text:s/></text:span><text:span text:style-name="T67_5">Scherer</text:span></text:p>
        </text:list-item>
        <text:list-item>
          <text:p text:style-name="P68"><text:span text:style-name="T68_1">Desenvolvedor</text:span><text:span text:style-name="T68_2">:<text:s/></text:span><text:span text:style-name="T68_3">Vinícius</text:span><text:span text:style-name="T68_4"><text:s/></text:span><text:span text:style-name="T68_5">Ribeiro</text:span></text:p>
        </text:list-item>
      </text:list>
      <text:h text:style-name="P69" text:outline-level="10"><text:span text:style-name="T69_1">Assinantes</text:span><text:span text:style-name="T69_2"><text:s/></text:span><text:span text:style-name="T69_3">do</text:span><text:span text:style-name="T69_4"><text:s/></text:span><text:span text:style-name="T69_5">Termo</text:span></text:h>
      <text:p text:style-name="P7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212cm" fo:margin-bottom="0.212cm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❖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❖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•" text:style-name="List4Level0" text:level="1">
        <style:list-level-properties text:space-before="0.635cm" text:min-label-width="0.612cm" fo:text-align="start"/>
        <style:text-properties style:text-underline-style="none"/>
      </text:list-level-style-bullet>
      <text:list-level-style-bullet text:bullet-char="•" text:style-name="List4Level1" text:level="2">
        <style:list-level-properties text:space-before="1.905cm" text:min-label-width="0.589cm" fo:text-align="start"/>
        <style:text-properties style:text-underline-style="none"/>
      </text:list-level-style-bullet>
      <text:list-level-style-bullet text:bullet-char="•" text:style-name="List4Level2" text:level="3">
        <style:list-level-properties text:space-before="3.492cm" text:min-label-width="0.249cm" fo:text-align="start"/>
        <style:text-properties style:text-underline-style="none"/>
      </text:list-level-style-bullet>
      <text:list-level-style-bullet text:bullet-char="•" text:style-name="List4Level3" text:level="4">
        <style:list-level-properties text:space-before="4.445cm" text:min-label-width="0.543cm" fo:text-align="start"/>
        <style:text-properties style:text-underline-style="none"/>
      </text:list-level-style-bullet>
      <text:list-level-style-bullet text:bullet-char="•" text:style-name="List4Level4" text:level="5">
        <style:list-level-properties text:space-before="5.715cm" text:min-label-width="0.52cm" fo:text-align="start"/>
        <style:text-properties style:text-underline-style="none"/>
      </text:list-level-style-bullet>
      <text:list-level-style-bullet text:bullet-char="•" text:style-name="List4Level5" text:level="6">
        <style:list-level-properties text:space-before="7.302cm" text:min-label-width="0.18cm" fo:text-align="start"/>
        <style:text-properties style:text-underline-style="none"/>
      </text:list-level-style-bullet>
      <text:list-level-style-bullet text:bullet-char="•" text:style-name="List4Level6" text:level="7">
        <style:list-level-properties text:space-before="8.255cm" text:min-label-width="0.474cm" fo:text-align="start"/>
        <style:text-properties style:text-underline-style="none"/>
      </text:list-level-style-bullet>
      <text:list-level-style-bullet text:bullet-char="•" text:style-name="List4Level7" text:level="8">
        <style:list-level-properties text:space-before="9.525cm" text:min-label-width="0.452cm" fo:text-align="start"/>
        <style:text-properties style:text-underline-style="none"/>
      </text:list-level-style-bullet>
      <text:list-level-style-bullet text:bullet-char="•" text:style-name="List4Level8" text:level="9">
        <style:list-level-properties text:space-before="11.112cm" text:min-label-width="0.111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